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ime0" table:style-name="ta1">
        <table:shapes>
          <draw:frame draw:z-index="0" draw:style-name="gr1" draw:text-style-name="P1" svg:width="6.2988in" svg:height="3.5429in" svg:x="9.8319in" svg:y="3.8717in">
            <draw:object draw:notify-on-update-of-ranges="Chime0.G6:Chime0.G62 Chime0.H6:Chime0.H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ime 0</text:p>
          </table:table-cell>
          <table:table-cell table:number-columns-repeated="2"/>
          <table:table-cell office:value-type="string" calcext:value-type="string">
            <text:p>https://stats.blue/Stats_Suite/polynomial_regression_calculator.html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hz delta per 10 steps</text:p>
          </table:table-cell>
          <table:table-cell/>
          <table:table-cell table:style-name="ce11" office:value-type="string" calcext:value-type="string">
            <text:p>RESULT</text:p>
          </table:table-cell>
          <table:table-cell table:style-name="ce7" office:value-type="string" calcext:value-type="string" table:number-columns-spanned="5" table:number-rows-spanned="1">
            <text:p>y=0.0041x2+0.4195x−412.3857 </text:p>
          </table:table-cell>
          <table:covered-table-cell table:style-name="ce8"/>
          <table:covered-table-cell table:number-columns-repeated="3" table:style-name="ce11"/>
          <table:table-cell table:number-columns-repeated="2"/>
        </table:table-row>
        <table:table-row table:style-name="ro1">
          <table:table-cell office:value-type="string" calcext:value-type="string">
            <text:p>1/8 microsteps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style-name="Default"/>
          <table:table-cell/>
          <table:table-cell office:value-type="string" calcext:value-type="string">
            <text:p>delta between samples</text:p>
          </table:table-cell>
        </table:table-row>
        <table:table-row table:style-name="ro1">
          <table:table-cell/>
          <table:table-cell office:value-type="float" office:value="274.29" calcext:value-type="float">
            <text:p>274.29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3.79" calcext:value-type="float">
            <text:p>273.79</text:p>
          </table:table-cell>
          <table:table-cell office:value-type="float" office:value="274.4" calcext:value-type="float">
            <text:p>274.4</text:p>
          </table:table-cell>
          <table:table-cell office:value-type="float" office:value="275.59" calcext:value-type="float">
            <text:p>275.59</text:p>
          </table:table-cell>
          <table:table-cell table:formula="of:=AVERAGE([.B6:.F6])" office:value-type="float" office:value="274.384" calcext:value-type="float">
            <text:p>274.3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G7]-[.G6]" office:value-type="float" office:value="3.75599999999997" calcext:value-type="float">
            <text:p>3.75599999999997</text:p>
          </table:table-cell>
        </table:table-row>
        <table:table-row table:style-name="ro1">
          <table:table-cell/>
          <table:table-cell office:value-type="float" office:value="277.97" calcext:value-type="float">
            <text:p>277.97</text:p>
          </table:table-cell>
          <table:table-cell office:value-type="float" office:value="277.81" calcext:value-type="float">
            <text:p>277.81</text:p>
          </table:table-cell>
          <table:table-cell office:value-type="float" office:value="277.58" calcext:value-type="float">
            <text:p>277.58</text:p>
          </table:table-cell>
          <table:table-cell office:value-type="float" office:value="278.2" calcext:value-type="float">
            <text:p>278.2</text:p>
          </table:table-cell>
          <table:table-cell office:value-type="float" office:value="279.14" calcext:value-type="float">
            <text:p>279.14</text:p>
          </table:table-cell>
          <table:table-cell table:formula="of:=AVERAGE([.B7:.F7])" office:value-type="float" office:value="278.14" calcext:value-type="float">
            <text:p>278.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G8]-[.G7]" office:value-type="float" office:value="3.94800000000004" calcext:value-type="float">
            <text:p>3.94800000000004</text:p>
          </table:table-cell>
        </table:table-row>
        <table:table-row table:style-name="ro1">
          <table:table-cell/>
          <table:table-cell office:value-type="float" office:value="281.7" calcext:value-type="float">
            <text:p>281.7</text:p>
          </table:table-cell>
          <table:table-cell office:value-type="float" office:value="281.95" calcext:value-type="float">
            <text:p>281.95</text:p>
          </table:table-cell>
          <table:table-cell office:value-type="float" office:value="281.57" calcext:value-type="float">
            <text:p>281.57</text:p>
          </table:table-cell>
          <table:table-cell office:value-type="float" office:value="282.24" calcext:value-type="float">
            <text:p>282.24</text:p>
          </table:table-cell>
          <table:table-cell office:value-type="float" office:value="282.98" calcext:value-type="float">
            <text:p>282.98</text:p>
          </table:table-cell>
          <table:table-cell table:formula="of:=AVERAGE([.B8:.F8])" office:value-type="float" office:value="282.088" calcext:value-type="float">
            <text:p>282.0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G9]-[.G8]"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85.71" calcext:value-type="float">
            <text:p>285.71</text:p>
          </table:table-cell>
          <table:table-cell office:value-type="float" office:value="285.95" calcext:value-type="float">
            <text:p>285.95</text:p>
          </table:table-cell>
          <table:table-cell office:value-type="float" office:value="285.47" calcext:value-type="float">
            <text:p>285.47</text:p>
          </table:table-cell>
          <table:table-cell office:value-type="float" office:value="286.06" calcext:value-type="float">
            <text:p>286.06</text:p>
          </table:table-cell>
          <table:table-cell office:value-type="float" office:value="286.65" calcext:value-type="float">
            <text:p>286.65</text:p>
          </table:table-cell>
          <table:table-cell table:formula="of:=AVERAGE([.B9:.F9])" office:value-type="float" office:value="285.968" calcext:value-type="float">
            <text:p>285.9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G10]-[.G9]" office:value-type="float" office:value="3.42599999999999" calcext:value-type="float">
            <text:p>3.42599999999999</text:p>
          </table:table-cell>
        </table:table-row>
        <table:table-row table:style-name="ro1">
          <table:table-cell/>
          <table:table-cell office:value-type="float" office:value="289.49" calcext:value-type="float">
            <text:p>289.49</text:p>
          </table:table-cell>
          <table:table-cell office:value-type="float" office:value="289.82" calcext:value-type="float">
            <text:p>289.82</text:p>
          </table:table-cell>
          <table:table-cell office:value-type="float" office:value="289.23" calcext:value-type="float">
            <text:p>289.2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89.48" calcext:value-type="float">
            <text:p>289.48</text:p>
          </table:table-cell>
          <table:table-cell table:formula="of:=AVERAGE([.B10:.F10])" office:value-type="float" office:value="289.394" calcext:value-type="float">
            <text:p>289.3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G11]-[.G10]" office:value-type="float" office:value="3.12800000000004" calcext:value-type="float">
            <text:p>3.12800000000004</text:p>
          </table:table-cell>
        </table:table-row>
        <table:table-row table:style-name="ro1">
          <table:table-cell/>
          <table:table-cell office:value-type="float" office:value="293.25" calcext:value-type="float">
            <text:p>293.25</text:p>
          </table:table-cell>
          <table:table-cell office:value-type="float" office:value="292.83" calcext:value-type="float">
            <text:p>292.83</text:p>
          </table:table-cell>
          <table:table-cell table:number-columns-repeated="2" office:value-type="float" office:value="292.06" calcext:value-type="float">
            <text:p>292.06</text:p>
          </table:table-cell>
          <table:table-cell office:value-type="float" office:value="292.41" calcext:value-type="float">
            <text:p>292.41</text:p>
          </table:table-cell>
          <table:table-cell table:formula="of:=AVERAGE([.B11:.F11])" office:value-type="float" office:value="292.522" calcext:value-type="float">
            <text:p>292.52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[.G12]-[.G11]" office:value-type="float" office:value="3.31599999999997" calcext:value-type="float">
            <text:p>3.31599999999997</text:p>
          </table:table-cell>
        </table:table-row>
        <table:table-row table:style-name="ro1">
          <table:table-cell/>
          <table:table-cell office:value-type="float" office:value="296.97" calcext:value-type="float">
            <text:p>296.97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15" calcext:value-type="float">
            <text:p>295.15</text:p>
          </table:table-cell>
          <table:table-cell office:value-type="float" office:value="295.58" calcext:value-type="float">
            <text:p>295.58</text:p>
          </table:table-cell>
          <table:table-cell office:value-type="float" office:value="295.99" calcext:value-type="float">
            <text:p>295.99</text:p>
          </table:table-cell>
          <table:table-cell table:formula="of:=AVERAGE([.B12:.F12])" office:value-type="float" office:value="295.838" calcext:value-type="float">
            <text:p>295.84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table:formula="of:=[.G13]-[.G12]" office:value-type="float" office:value="3.63799999999998" calcext:value-type="float">
            <text:p>3.63799999999998</text:p>
          </table:table-cell>
        </table:table-row>
        <table:table-row table:style-name="ro1">
          <table:table-cell/>
          <table:table-cell office:value-type="float" office:value="300.36" calcext:value-type="float">
            <text:p>300.36</text:p>
          </table:table-cell>
          <table:table-cell office:value-type="float" office:value="299.12" calcext:value-type="float">
            <text:p>299.12</text:p>
          </table:table-cell>
          <table:table-cell office:value-type="float" office:value="298.81" calcext:value-type="float">
            <text:p>298.81</text:p>
          </table:table-cell>
          <table:table-cell office:value-type="float" office:value="299.39" calcext:value-type="float">
            <text:p>299.39</text:p>
          </table:table-cell>
          <table:table-cell office:value-type="float" office:value="299.7" calcext:value-type="float">
            <text:p>299.7</text:p>
          </table:table-cell>
          <table:table-cell table:formula="of:=AVERAGE([.B13:.F13])" office:value-type="float" office:value="299.476" calcext:value-type="float">
            <text:p>299.48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formula="of:=[.G14]-[.G13]" office:value-type="float" office:value="3.42599999999993" calcext:value-type="float">
            <text:p>3.42599999999993</text:p>
          </table:table-cell>
        </table:table-row>
        <table:table-row table:style-name="ro1">
          <table:table-cell/>
          <table:table-cell office:value-type="float" office:value="303.09" calcext:value-type="float">
            <text:p>303.09</text:p>
          </table:table-cell>
          <table:table-cell office:value-type="float" office:value="302.77" calcext:value-type="float">
            <text:p>302.77</text:p>
          </table:table-cell>
          <table:table-cell office:value-type="float" office:value="302.39" calcext:value-type="float">
            <text:p>302.39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3.31" calcext:value-type="float">
            <text:p>303.31</text:p>
          </table:table-cell>
          <table:table-cell table:formula="of:=AVERAGE([.B14:.F14])" office:value-type="float" office:value="302.902" calcext:value-type="float">
            <text:p>302.9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[.G15]-[.G14]" office:value-type="float" office:value="3.33200000000005" calcext:value-type="float">
            <text:p>3.33200000000005</text:p>
          </table:table-cell>
        </table:table-row>
        <table:table-row table:style-name="ro1">
          <table:table-cell/>
          <table:table-cell office:value-type="float" office:value="306.08" calcext:value-type="float">
            <text:p>306.08</text:p>
          </table:table-cell>
          <table:table-cell office:value-type="float" office:value="306.2" calcext:value-type="float">
            <text:p>306.2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6.32" calcext:value-type="float">
            <text:p>306.32</text:p>
          </table:table-cell>
          <table:table-cell office:value-type="float" office:value="306.74" calcext:value-type="float">
            <text:p>306.74</text:p>
          </table:table-cell>
          <table:table-cell table:formula="of:=AVERAGE([.B15:.F15])" office:value-type="float" office:value="306.234" calcext:value-type="float">
            <text:p>306.23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formula="of:=[.G16]-[.G15]" office:value-type="float" office:value="3.42800000000005" calcext:value-type="float">
            <text:p>3.42800000000005</text:p>
          </table:table-cell>
        </table:table-row>
        <table:table-row table:style-name="ro1">
          <table:table-cell/>
          <table:table-cell office:value-type="float" office:value="309.41" calcext:value-type="float">
            <text:p>309.41</text:p>
          </table:table-cell>
          <table:table-cell office:value-type="float" office:value="309.65" calcext:value-type="float">
            <text:p>309.6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09.84" calcext:value-type="float">
            <text:p>309.84</text:p>
          </table:table-cell>
          <table:table-cell office:value-type="float" office:value="310.12" calcext:value-type="float">
            <text:p>310.12</text:p>
          </table:table-cell>
          <table:table-cell table:formula="of:=AVERAGE([.B16:.F16])" office:value-type="float" office:value="309.662" calcext:value-type="float">
            <text:p>309.66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G17]-[.G16]" office:value-type="float" office:value="3.29799999999989" calcext:value-type="float">
            <text:p>3.29799999999989</text:p>
          </table:table-cell>
        </table:table-row>
        <table:table-row table:style-name="ro1">
          <table:table-cell/>
          <table:table-cell office:value-type="float" office:value="312.81" calcext:value-type="float">
            <text:p>312.81</text:p>
          </table:table-cell>
          <table:table-cell office:value-type="float" office:value="312.99" calcext:value-type="float">
            <text:p>312.99</text:p>
          </table:table-cell>
          <table:table-cell office:value-type="float" office:value="312.53" calcext:value-type="float">
            <text:p>312.53</text:p>
          </table:table-cell>
          <table:table-cell office:value-type="float" office:value="313.07" calcext:value-type="float">
            <text:p>313.07</text:p>
          </table:table-cell>
          <table:table-cell office:value-type="float" office:value="313.4" calcext:value-type="float">
            <text:p>313.4</text:p>
          </table:table-cell>
          <table:table-cell table:formula="of:=AVERAGE([.B17:.F17])" office:value-type="float" office:value="312.96" calcext:value-type="float">
            <text:p>312.96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table:formula="of:=[.G18]-[.G17]" office:value-type="float" office:value="3.27600000000007" calcext:value-type="float">
            <text:p>3.27600000000007</text:p>
          </table:table-cell>
        </table:table-row>
        <table:table-row table:style-name="ro1">
          <table:table-cell/>
          <table:table-cell office:value-type="float" office:value="316.04" calcext:value-type="float">
            <text:p>316.04</text:p>
          </table:table-cell>
          <table:table-cell office:value-type="float" office:value="316.23" calcext:value-type="float">
            <text:p>316.23</text:p>
          </table:table-cell>
          <table:table-cell office:value-type="float" office:value="315.9" calcext:value-type="float">
            <text:p>315.9</text:p>
          </table:table-cell>
          <table:table-cell office:value-type="float" office:value="316.34" calcext:value-type="float">
            <text:p>316.34</text:p>
          </table:table-cell>
          <table:table-cell office:value-type="float" office:value="316.67" calcext:value-type="float">
            <text:p>316.67</text:p>
          </table:table-cell>
          <table:table-cell table:formula="of:=AVERAGE([.B18:.F18])" office:value-type="float" office:value="316.236" calcext:value-type="float">
            <text:p>316.24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G19]-[.G18]" office:value-type="float" office:value="3.32799999999997" calcext:value-type="float">
            <text:p>3.32799999999997</text:p>
          </table:table-cell>
        </table:table-row>
        <table:table-row table:style-name="ro1">
          <table:table-cell/>
          <table:table-cell office:value-type="float" office:value="319.34" calcext:value-type="float">
            <text:p>319.34</text:p>
          </table:table-cell>
          <table:table-cell office:value-type="float" office:value="319.53" calcext:value-type="float">
            <text:p>319.53</text:p>
          </table:table-cell>
          <table:table-cell office:value-type="float" office:value="319.24" calcext:value-type="float">
            <text:p>319.24</text:p>
          </table:table-cell>
          <table:table-cell office:value-type="float" office:value="319.74" calcext:value-type="float">
            <text:p>319.74</text:p>
          </table:table-cell>
          <table:table-cell office:value-type="float" office:value="319.97" calcext:value-type="float">
            <text:p>319.97</text:p>
          </table:table-cell>
          <table:table-cell table:formula="of:=AVERAGE([.B19:.F19])" office:value-type="float" office:value="319.564" calcext:value-type="float">
            <text:p>319.56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formula="of:=[.G20]-[.G19]" office:value-type="float" office:value="3.27000000000004" calcext:value-type="float">
            <text:p>3.27000000000004</text:p>
          </table:table-cell>
        </table:table-row>
        <table:table-row table:style-name="ro1">
          <table:table-cell/>
          <table:table-cell office:value-type="float" office:value="322.71" calcext:value-type="float">
            <text:p>322.71</text:p>
          </table:table-cell>
          <table:table-cell office:value-type="float" office:value="322.77" calcext:value-type="float">
            <text:p>322.77</text:p>
          </table:table-cell>
          <table:table-cell office:value-type="float" office:value="322.52" calcext:value-type="float">
            <text:p>322.52</text:p>
          </table:table-cell>
          <table:table-cell office:value-type="float" office:value="322.96" calcext:value-type="float">
            <text:p>322.96</text:p>
          </table:table-cell>
          <table:table-cell office:value-type="float" office:value="323.21" calcext:value-type="float">
            <text:p>323.21</text:p>
          </table:table-cell>
          <table:table-cell table:formula="of:=AVERAGE([.B20:.F20])" office:value-type="float" office:value="322.834" calcext:value-type="float">
            <text:p>322.83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formula="of:=[.G21]-[.G20]" office:value-type="float" office:value="3.34599999999995" calcext:value-type="float">
            <text:p>3.34599999999995</text:p>
          </table:table-cell>
        </table:table-row>
        <table:table-row table:style-name="ro1">
          <table:table-cell/>
          <table:table-cell office:value-type="float" office:value="325.91" calcext:value-type="float">
            <text:p>325.91</text:p>
          </table:table-cell>
          <table:table-cell office:value-type="float" office:value="326.15" calcext:value-type="float">
            <text:p>326.15</text:p>
          </table:table-cell>
          <table:table-cell office:value-type="float" office:value="325.89" calcext:value-type="float">
            <text:p>325.89</text:p>
          </table:table-cell>
          <table:table-cell office:value-type="float" office:value="326.34" calcext:value-type="float">
            <text:p>326.34</text:p>
          </table:table-cell>
          <table:table-cell office:value-type="float" office:value="326.61" calcext:value-type="float">
            <text:p>326.61</text:p>
          </table:table-cell>
          <table:table-cell table:formula="of:=AVERAGE([.B21:.F21])" office:value-type="float" office:value="326.18" calcext:value-type="float">
            <text:p>326.18</text:p>
          </table:table-cell>
          <table:table-cell table:style-name="Default" office:value-type="float" office:value="160" calcext:value-type="float">
            <text:p>160</text:p>
          </table:table-cell>
          <table:table-cell/>
          <table:table-cell table:formula="of:=[.G22]-[.G21]" office:value-type="float" office:value="3.25600000000003" calcext:value-type="float">
            <text:p>3.25600000000003</text:p>
          </table:table-cell>
        </table:table-row>
        <table:table-row table:style-name="ro1">
          <table:table-cell/>
          <table:table-cell office:value-type="float" office:value="329.15" calcext:value-type="float">
            <text:p>329.15</text:p>
          </table:table-cell>
          <table:table-cell office:value-type="float" office:value="329.35" calcext:value-type="float">
            <text:p>329.35</text:p>
          </table:table-cell>
          <table:table-cell office:value-type="float" office:value="329.12" calcext:value-type="float">
            <text:p>329.12</text:p>
          </table:table-cell>
          <table:table-cell office:value-type="float" office:value="329.61" calcext:value-type="float">
            <text:p>329.61</text:p>
          </table:table-cell>
          <table:table-cell office:value-type="float" office:value="329.95" calcext:value-type="float">
            <text:p>329.95</text:p>
          </table:table-cell>
          <table:table-cell table:formula="of:=AVERAGE([.B22:.F22])" office:value-type="float" office:value="329.436" calcext:value-type="float">
            <text:p>329.44</text:p>
          </table:table-cell>
          <table:table-cell table:style-name="Default" office:value-type="float" office:value="170" calcext:value-type="float">
            <text:p>170</text:p>
          </table:table-cell>
          <table:table-cell/>
          <table:table-cell table:formula="of:=[.G23]-[.G22]" office:value-type="float" office:value="3.23599999999999" calcext:value-type="float">
            <text:p>3.23599999999999</text:p>
          </table:table-cell>
        </table:table-row>
        <table:table-row table:style-name="ro1">
          <table:table-cell/>
          <table:table-cell office:value-type="float" office:value="332.57" calcext:value-type="float">
            <text:p>332.57</text:p>
          </table:table-cell>
          <table:table-cell office:value-type="float" office:value="332.71" calcext:value-type="float">
            <text:p>332.71</text:p>
          </table:table-cell>
          <table:table-cell office:value-type="float" office:value="332.34" calcext:value-type="float">
            <text:p>332.34</text:p>
          </table:table-cell>
          <table:table-cell office:value-type="float" office:value="332.81" calcext:value-type="float">
            <text:p>332.81</text:p>
          </table:table-cell>
          <table:table-cell office:value-type="float" office:value="332.93" calcext:value-type="float">
            <text:p>332.93</text:p>
          </table:table-cell>
          <table:table-cell table:formula="of:=AVERAGE([.B23:.F23])" office:value-type="float" office:value="332.672" calcext:value-type="float">
            <text:p>332.67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formula="of:=[.G24]-[.G23]" office:value-type="float" office:value="3.27400000000006" calcext:value-type="float">
            <text:p>3.27400000000006</text:p>
          </table:table-cell>
        </table:table-row>
        <table:table-row table:style-name="ro1">
          <table:table-cell/>
          <table:table-cell office:value-type="float" office:value="335.6" calcext:value-type="float">
            <text:p>335.6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5.63" calcext:value-type="float">
            <text:p>335.63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6.32" calcext:value-type="float">
            <text:p>336.32</text:p>
          </table:table-cell>
          <table:table-cell table:formula="of:=AVERAGE([.B24:.F24])" office:value-type="float" office:value="335.946" calcext:value-type="float">
            <text:p>335.95</text:p>
          </table:table-cell>
          <table:table-cell table:style-name="Default" office:value-type="float" office:value="190" calcext:value-type="float">
            <text:p>190</text:p>
          </table:table-cell>
          <table:table-cell/>
          <table:table-cell table:formula="of:=[.G25]-[.G24]" office:value-type="float" office:value="3.05200000000002" calcext:value-type="float">
            <text:p>3.05200000000002</text:p>
          </table:table-cell>
        </table:table-row>
        <table:table-row table:style-name="ro1">
          <table:table-cell/>
          <table:table-cell office:value-type="float" office:value="338.6" calcext:value-type="float">
            <text:p>338.6</text:p>
          </table:table-cell>
          <table:table-cell office:value-type="float" office:value="338.97" calcext:value-type="float">
            <text:p>338.97</text:p>
          </table:table-cell>
          <table:table-cell office:value-type="float" office:value="338.75" calcext:value-type="float">
            <text:p>338.75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9.45" calcext:value-type="float">
            <text:p>339.45</text:p>
          </table:table-cell>
          <table:table-cell table:formula="of:=AVERAGE([.B25:.F25])" office:value-type="float" office:value="338.998" calcext:value-type="float">
            <text:p>339.0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formula="of:=[.G26]-[.G25]" office:value-type="float" office:value="3.11799999999994" calcext:value-type="float">
            <text:p>3.11799999999994</text:p>
          </table:table-cell>
        </table:table-row>
        <table:table-row table:style-name="ro1">
          <table:table-cell/>
          <table:table-cell office:value-type="float" office:value="341.68" calcext:value-type="float">
            <text:p>341.68</text:p>
          </table:table-cell>
          <table:table-cell office:value-type="float" office:value="342.13" calcext:value-type="float">
            <text:p>342.13</text:p>
          </table:table-cell>
          <table:table-cell office:value-type="float" office:value="341.95" calcext:value-type="float">
            <text:p>341.95</text:p>
          </table:table-cell>
          <table:table-cell office:value-type="float" office:value="342.27" calcext:value-type="float">
            <text:p>342.27</text:p>
          </table:table-cell>
          <table:table-cell office:value-type="float" office:value="342.55" calcext:value-type="float">
            <text:p>342.55</text:p>
          </table:table-cell>
          <table:table-cell table:formula="of:=AVERAGE([.B26:.F26])" office:value-type="float" office:value="342.116" calcext:value-type="float">
            <text:p>342.1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G27]-[.G26]" office:value-type="float" office:value="3.09400000000005" calcext:value-type="float">
            <text:p>3.09400000000005</text:p>
          </table:table-cell>
        </table:table-row>
        <table:table-row table:style-name="ro1">
          <table:table-cell/>
          <table:table-cell office:value-type="float" office:value="344.71" calcext:value-type="float">
            <text:p>344.71</text:p>
          </table:table-cell>
          <table:table-cell office:value-type="float" office:value="345.31" calcext:value-type="float">
            <text:p>345.31</text:p>
          </table:table-cell>
          <table:table-cell office:value-type="float" office:value="344.93" calcext:value-type="float">
            <text:p>344.93</text:p>
          </table:table-cell>
          <table:table-cell office:value-type="float" office:value="345.42" calcext:value-type="float">
            <text:p>345.42</text:p>
          </table:table-cell>
          <table:table-cell office:value-type="float" office:value="345.68" calcext:value-type="float">
            <text:p>345.68</text:p>
          </table:table-cell>
          <table:table-cell table:formula="of:=AVERAGE([.B27:.F27])" office:value-type="float" office:value="345.21" calcext:value-type="float">
            <text:p>345.21</text:p>
          </table:table-cell>
          <table:table-cell table:style-name="Default" office:value-type="float" office:value="220" calcext:value-type="float">
            <text:p>220</text:p>
          </table:table-cell>
          <table:table-cell/>
          <table:table-cell table:formula="of:=[.G28]-[.G27]" office:value-type="float" office:value="2.85399999999993" calcext:value-type="float">
            <text:p>2.85399999999993</text:p>
          </table:table-cell>
        </table:table-row>
        <table:table-row table:style-name="ro1">
          <table:table-cell/>
          <table:table-cell office:value-type="float" office:value="347.55" calcext:value-type="float">
            <text:p>347.55</text:p>
          </table:table-cell>
          <table:table-cell office:value-type="float" office:value="347.93" calcext:value-type="float">
            <text:p>347.9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8.64" calcext:value-type="float">
            <text:p>348.64</text:p>
          </table:table-cell>
          <table:table-cell table:formula="of:=AVERAGE([.B28:.F28])" office:value-type="float" office:value="348.064" calcext:value-type="float">
            <text:p>348.06</text:p>
          </table:table-cell>
          <table:table-cell table:style-name="Default" office:value-type="float" office:value="230" calcext:value-type="float">
            <text:p>230</text:p>
          </table:table-cell>
          <table:table-cell/>
          <table:table-cell table:formula="of:=[.G29]-[.G28]" office:value-type="float" office:value="3.09800000000007" calcext:value-type="float">
            <text:p>3.09800000000007</text:p>
          </table:table-cell>
        </table:table-row>
        <table:table-row table:style-name="ro1">
          <table:table-cell/>
          <table:table-cell office:value-type="float" office:value="350.68" calcext:value-type="float">
            <text:p>350.68</text:p>
          </table:table-cell>
          <table:table-cell office:value-type="float" office:value="351.56" calcext:value-type="float">
            <text:p>351.56</text:p>
          </table:table-cell>
          <table:table-cell office:value-type="float" office:value="351.18" calcext:value-type="float">
            <text:p>351.18</text:p>
          </table:table-cell>
          <table:table-cell office:value-type="float" office:value="351.1" calcext:value-type="float">
            <text:p>351.1</text:p>
          </table:table-cell>
          <table:table-cell office:value-type="float" office:value="351.29" calcext:value-type="float">
            <text:p>351.29</text:p>
          </table:table-cell>
          <table:table-cell table:formula="of:=AVERAGE([.B29:.F29])" office:value-type="float" office:value="351.162" calcext:value-type="float">
            <text:p>351.16</text:p>
          </table:table-cell>
          <table:table-cell table:style-name="Default" office:value-type="float" office:value="240" calcext:value-type="float">
            <text:p>240</text:p>
          </table:table-cell>
          <table:table-cell/>
          <table:table-cell table:formula="of:=[.G30]-[.G29]" office:value-type="float" office:value="3.54399999999998" calcext:value-type="float">
            <text:p>3.54399999999998</text:p>
          </table:table-cell>
        </table:table-row>
        <table:table-row table:style-name="ro1">
          <table:table-cell/>
          <table:table-cell office:value-type="float" office:value="353.59" calcext:value-type="float">
            <text:p>353.59</text:p>
          </table:table-cell>
          <table:table-cell office:value-type="float" office:value="357.1" calcext:value-type="float">
            <text:p>357.1</text:p>
          </table:table-cell>
          <table:table-cell office:value-type="float" office:value="353.97" calcext:value-type="float">
            <text:p>353.97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4.6" calcext:value-type="float">
            <text:p>354.6</text:p>
          </table:table-cell>
          <table:table-cell table:formula="of:=AVERAGE([.B30:.F30])" office:value-type="float" office:value="354.706" calcext:value-type="float">
            <text:p>354.71</text:p>
          </table:table-cell>
          <table:table-cell table:style-name="Default" office:value-type="float" office:value="250" calcext:value-type="float">
            <text:p>250</text:p>
          </table:table-cell>
          <table:table-cell/>
          <table:table-cell table:formula="of:=[.G31]-[.G30]" office:value-type="float" office:value="2.69399999999996" calcext:value-type="float">
            <text:p>2.69399999999996</text:p>
          </table:table-cell>
        </table:table-row>
        <table:table-row table:style-name="ro1">
          <table:table-cell/>
          <table:table-cell office:value-type="float" office:value="356.74" calcext:value-type="float">
            <text:p>356.74</text:p>
          </table:table-cell>
          <table:table-cell office:value-type="float" office:value="358.57" calcext:value-type="float">
            <text:p>358.57</text:p>
          </table:table-cell>
          <table:table-cell office:value-type="float" office:value="356.86" calcext:value-type="float">
            <text:p>356.86</text:p>
          </table:table-cell>
          <table:table-cell office:value-type="float" office:value="357.26" calcext:value-type="float">
            <text:p>357.26</text:p>
          </table:table-cell>
          <table:table-cell office:value-type="float" office:value="357.57" calcext:value-type="float">
            <text:p>357.57</text:p>
          </table:table-cell>
          <table:table-cell table:formula="of:=AVERAGE([.B31:.F31])" office:value-type="float" office:value="357.4" calcext:value-type="float">
            <text:p>357.40</text:p>
          </table:table-cell>
          <table:table-cell table:style-name="Default" office:value-type="float" office:value="260" calcext:value-type="float">
            <text:p>260</text:p>
          </table:table-cell>
          <table:table-cell/>
          <table:table-cell table:formula="of:=[.G32]-[.G31]" office:value-type="float" office:value="3.80799999999999" calcext:value-type="float">
            <text:p>3.80799999999999</text:p>
          </table:table-cell>
        </table:table-row>
        <table:table-row table:style-name="ro1">
          <table:table-cell/>
          <table:table-cell office:value-type="float" office:value="362.62" calcext:value-type="float">
            <text:p>362.62</text:p>
          </table:table-cell>
          <table:table-cell office:value-type="float" office:value="361.25" calcext:value-type="float">
            <text:p>361.25</text:p>
          </table:table-cell>
          <table:table-cell office:value-type="float" office:value="360.84" calcext:value-type="float">
            <text:p>360.84</text:p>
          </table:table-cell>
          <table:table-cell office:value-type="float" office:value="360.82" calcext:value-type="float">
            <text:p>360.82</text:p>
          </table:table-cell>
          <table:table-cell office:value-type="float" office:value="360.51" calcext:value-type="float">
            <text:p>360.51</text:p>
          </table:table-cell>
          <table:table-cell table:formula="of:=AVERAGE([.B32:.F32])" office:value-type="float" office:value="361.208" calcext:value-type="float">
            <text:p>361.21</text:p>
          </table:table-cell>
          <table:table-cell table:style-name="Default" office:value-type="float" office:value="270" calcext:value-type="float">
            <text:p>270</text:p>
          </table:table-cell>
          <table:table-cell/>
          <table:table-cell table:formula="of:=[.G33]-[.G32]" office:value-type="float" office:value="3.50800000000004" calcext:value-type="float">
            <text:p>3.50800000000004</text:p>
          </table:table-cell>
        </table:table-row>
        <table:table-row table:style-name="ro1">
          <table:table-cell/>
          <table:table-cell office:value-type="float" office:value="364.28" calcext:value-type="float">
            <text:p>364.28</text:p>
          </table:table-cell>
          <table:table-cell office:value-type="float" office:value="363.83" calcext:value-type="float">
            <text:p>363.83</text:p>
          </table:table-cell>
          <table:table-cell office:value-type="float" office:value="364.81" calcext:value-type="float">
            <text:p>364.81</text:p>
          </table:table-cell>
          <table:table-cell office:value-type="float" office:value="364.94" calcext:value-type="float">
            <text:p>364.94</text:p>
          </table:table-cell>
          <table:table-cell office:value-type="float" office:value="365.72" calcext:value-type="float">
            <text:p>365.72</text:p>
          </table:table-cell>
          <table:table-cell table:formula="of:=AVERAGE([.B33:.F33])" office:value-type="float" office:value="364.716" calcext:value-type="float">
            <text:p>364.72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formula="of:=[.G34]-[.G33]" office:value-type="float" office:value="2.24200000000002" calcext:value-type="float">
            <text:p>2.24200000000002</text:p>
          </table:table-cell>
        </table:table-row>
        <table:table-row table:style-name="ro1">
          <table:table-cell/>
          <table:table-cell office:value-type="float" office:value="366.43" calcext:value-type="float">
            <text:p>366.43</text:p>
          </table:table-cell>
          <table:table-cell office:value-type="float" office:value="366.51" calcext:value-type="float">
            <text:p>366.51</text:p>
          </table:table-cell>
          <table:table-cell office:value-type="float" office:value="367.11" calcext:value-type="float">
            <text:p>367.11</text:p>
          </table:table-cell>
          <table:table-cell office:value-type="float" office:value="367.22" calcext:value-type="float">
            <text:p>367.22</text:p>
          </table:table-cell>
          <table:table-cell office:value-type="float" office:value="367.52" calcext:value-type="float">
            <text:p>367.52</text:p>
          </table:table-cell>
          <table:table-cell table:formula="of:=AVERAGE([.B34:.F34])" office:value-type="float" office:value="366.958" calcext:value-type="float">
            <text:p>366.96</text:p>
          </table:table-cell>
          <table:table-cell table:style-name="Default" office:value-type="float" office:value="290" calcext:value-type="float">
            <text:p>290</text:p>
          </table:table-cell>
          <table:table-cell/>
          <table:table-cell table:formula="of:=[.G35]-[.G34]" office:value-type="float" office:value="2.56799999999998" calcext:value-type="float">
            <text:p>2.56799999999998</text:p>
          </table:table-cell>
        </table:table-row>
        <table:table-row table:style-name="ro1">
          <table:table-cell/>
          <table:table-cell office:value-type="float" office:value="368.95" calcext:value-type="float">
            <text:p>368.95</text:p>
          </table:table-cell>
          <table:table-cell office:value-type="float" office:value="369.19" calcext:value-type="float">
            <text:p>369.19</text:p>
          </table:table-cell>
          <table:table-cell office:value-type="float" office:value="369.66" calcext:value-type="float">
            <text:p>369.66</text:p>
          </table:table-cell>
          <table:table-cell office:value-type="float" office:value="369.79" calcext:value-type="float">
            <text:p>369.79</text:p>
          </table:table-cell>
          <table:table-cell office:value-type="float" office:value="370.04" calcext:value-type="float">
            <text:p>370.04</text:p>
          </table:table-cell>
          <table:table-cell table:formula="of:=AVERAGE([.B35:.F35])" office:value-type="float" office:value="369.526" calcext:value-type="float">
            <text:p>369.53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table:formula="of:=[.G36]-[.G35]" office:value-type="float" office:value="2.608" calcext:value-type="float">
            <text:p>2.608</text:p>
          </table:table-cell>
        </table:table-row>
        <table:table-row table:style-name="ro1">
          <table:table-cell/>
          <table:table-cell office:value-type="float" office:value="371.63" calcext:value-type="float">
            <text:p>371.63</text:p>
          </table:table-cell>
          <table:table-cell office:value-type="float" office:value="371.94" calcext:value-type="float">
            <text:p>371.94</text:p>
          </table:table-cell>
          <table:table-cell office:value-type="float" office:value="372.12" calcext:value-type="float">
            <text:p>372.12</text:p>
          </table:table-cell>
          <table:table-cell office:value-type="float" office:value="372.36" calcext:value-type="float">
            <text:p>372.36</text:p>
          </table:table-cell>
          <table:table-cell office:value-type="float" office:value="372.62" calcext:value-type="float">
            <text:p>372.62</text:p>
          </table:table-cell>
          <table:table-cell table:formula="of:=AVERAGE([.B36:.F36])" office:value-type="float" office:value="372.134" calcext:value-type="float">
            <text:p>372.13</text:p>
          </table:table-cell>
          <table:table-cell table:style-name="Default" office:value-type="float" office:value="310" calcext:value-type="float">
            <text:p>310</text:p>
          </table:table-cell>
          <table:table-cell/>
          <table:table-cell table:formula="of:=[.G37]-[.G36]" office:value-type="float" office:value="2.77599999999995" calcext:value-type="float">
            <text:p>2.77599999999995</text:p>
          </table:table-cell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374.82" calcext:value-type="float">
            <text:p>374.82</text:p>
          </table:table-cell>
          <table:table-cell office:value-type="float" office:value="374.86" calcext:value-type="float">
            <text:p>374.86</text:p>
          </table:table-cell>
          <table:table-cell office:value-type="float" office:value="375.11" calcext:value-type="float">
            <text:p>375.11</text:p>
          </table:table-cell>
          <table:table-cell office:value-type="float" office:value="375.37" calcext:value-type="float">
            <text:p>375.37</text:p>
          </table:table-cell>
          <table:table-cell table:formula="of:=AVERAGE([.B37:.F37])" office:value-type="float" office:value="374.91" calcext:value-type="float">
            <text:p>374.91</text:p>
          </table:table-cell>
          <table:table-cell table:style-name="Default" office:value-type="float" office:value="320" calcext:value-type="float">
            <text:p>320</text:p>
          </table:table-cell>
          <table:table-cell/>
          <table:table-cell table:formula="of:=[.G38]-[.G37]" office:value-type="float" office:value="2.74400000000003" calcext:value-type="float">
            <text:p>2.74400000000003</text:p>
          </table:table-cell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7.5" calcext:value-type="float">
            <text:p>377.5</text:p>
          </table:table-cell>
          <table:table-cell office:value-type="float" office:value="377.85" calcext:value-type="float">
            <text:p>377.85</text:p>
          </table:table-cell>
          <table:table-cell office:value-type="float" office:value="378.19" calcext:value-type="float">
            <text:p>378.19</text:p>
          </table:table-cell>
          <table:table-cell table:formula="of:=AVERAGE([.B38:.F38])" office:value-type="float" office:value="377.654" calcext:value-type="float">
            <text:p>377.65</text:p>
          </table:table-cell>
          <table:table-cell table:style-name="Default" office:value-type="float" office:value="330" calcext:value-type="float">
            <text:p>330</text:p>
          </table:table-cell>
          <table:table-cell/>
          <table:table-cell table:formula="of:=[.G39]-[.G38]" office:value-type="float" office:value="2.83800000000002" calcext:value-type="float">
            <text:p>2.83800000000002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380.46" calcext:value-type="float">
            <text:p>380.46</text:p>
          </table:table-cell>
          <table:table-cell office:value-type="float" office:value="380.38" calcext:value-type="float">
            <text:p>380.38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02" calcext:value-type="float">
            <text:p>381.02</text:p>
          </table:table-cell>
          <table:table-cell table:formula="of:=AVERAGE([.B39:.F39])" office:value-type="float" office:value="380.492" calcext:value-type="float">
            <text:p>380.49</text:p>
          </table:table-cell>
          <table:table-cell table:style-name="Default" office:value-type="float" office:value="340" calcext:value-type="float">
            <text:p>340</text:p>
          </table:table-cell>
          <table:table-cell/>
          <table:table-cell table:formula="of:=[.G40]-[.G39]" office:value-type="float" office:value="2.97999999999996" calcext:value-type="float">
            <text:p>2.97999999999996</text:p>
          </table:table-cell>
        </table:table-row>
        <table:table-row table:style-name="ro1">
          <table:table-cell/>
          <table:table-cell office:value-type="float" office:value="382.77" calcext:value-type="float">
            <text:p>382.77</text:p>
          </table:table-cell>
          <table:table-cell office:value-type="float" office:value="383.48" calcext:value-type="float">
            <text:p>383.48</text:p>
          </table:table-cell>
          <table:table-cell office:value-type="float" office:value="383.33" calcext:value-type="float">
            <text:p>383.33</text:p>
          </table:table-cell>
          <table:table-cell office:value-type="float" office:value="383.78" calcext:value-type="float">
            <text:p>383.78</text:p>
          </table:table-cell>
          <table:table-cell office:value-type="float" office:value="384" calcext:value-type="float">
            <text:p>384</text:p>
          </table:table-cell>
          <table:table-cell table:formula="of:=AVERAGE([.B40:.F40])" office:value-type="float" office:value="383.472" calcext:value-type="float">
            <text:p>383.47</text:p>
          </table:table-cell>
          <table:table-cell table:style-name="Default" office:value-type="float" office:value="350" calcext:value-type="float">
            <text:p>350</text:p>
          </table:table-cell>
          <table:table-cell/>
          <table:table-cell table:formula="of:=[.G41]-[.G40]" office:value-type="float" office:value="2.82600000000002" calcext:value-type="float">
            <text:p>2.82600000000002</text:p>
          </table:table-cell>
        </table:table-row>
        <table:table-row table:style-name="ro1">
          <table:table-cell/>
          <table:table-cell office:value-type="float" office:value="385.47" calcext:value-type="float">
            <text:p>385.47</text:p>
          </table:table-cell>
          <table:table-cell office:value-type="float" office:value="386.41" calcext:value-type="float">
            <text:p>386.41</text:p>
          </table:table-cell>
          <table:table-cell office:value-type="float" office:value="385.98" calcext:value-type="float">
            <text:p>385.98</text:p>
          </table:table-cell>
          <table:table-cell office:value-type="float" office:value="386.53" calcext:value-type="float">
            <text:p>386.53</text:p>
          </table:table-cell>
          <table:table-cell office:value-type="float" office:value="387.1" calcext:value-type="float">
            <text:p>387.1</text:p>
          </table:table-cell>
          <table:table-cell table:formula="of:=AVERAGE([.B41:.F41])" office:value-type="float" office:value="386.298" calcext:value-type="float">
            <text:p>386.30</text:p>
          </table:table-cell>
          <table:table-cell table:style-name="Default" office:value-type="float" office:value="360" calcext:value-type="float">
            <text:p>360</text:p>
          </table:table-cell>
          <table:table-cell/>
          <table:table-cell table:formula="of:=[.G42]-[.G41]" office:value-type="float" office:value="2.82399999999996" calcext:value-type="float">
            <text:p>2.82399999999996</text:p>
          </table:table-cell>
        </table:table-row>
        <table:table-row table:style-name="ro1">
          <table:table-cell/>
          <table:table-cell office:value-type="float" office:value="388.3" calcext:value-type="float">
            <text:p>388.3</text:p>
          </table:table-cell>
          <table:table-cell office:value-type="float" office:value="389.12" calcext:value-type="float">
            <text:p>389.12</text:p>
          </table:table-cell>
          <table:table-cell office:value-type="float" office:value="388.94" calcext:value-type="float">
            <text:p>388.94</text:p>
          </table:table-cell>
          <table:table-cell office:value-type="float" office:value="389.5" calcext:value-type="float">
            <text:p>389.5</text:p>
          </table:table-cell>
          <table:table-cell office:value-type="float" office:value="389.75" calcext:value-type="float">
            <text:p>389.75</text:p>
          </table:table-cell>
          <table:table-cell table:formula="of:=AVERAGE([.B42:.F42])" office:value-type="float" office:value="389.122" calcext:value-type="float">
            <text:p>389.12</text:p>
          </table:table-cell>
          <table:table-cell table:style-name="Default" office:value-type="float" office:value="370" calcext:value-type="float">
            <text:p>370</text:p>
          </table:table-cell>
          <table:table-cell/>
          <table:table-cell table:formula="of:=[.G43]-[.G42]" office:value-type="float" office:value="2.92000000000007" calcext:value-type="float">
            <text:p>2.92000000000007</text:p>
          </table:table-cell>
        </table:table-row>
        <table:table-row table:style-name="ro1">
          <table:table-cell/>
          <table:table-cell office:value-type="float" office:value="391.35" calcext:value-type="float">
            <text:p>391.35</text:p>
          </table:table-cell>
          <table:table-cell office:value-type="float" office:value="392.14" calcext:value-type="float">
            <text:p>392.14</text:p>
          </table:table-cell>
          <table:table-cell office:value-type="float" office:value="391.91" calcext:value-type="float">
            <text:p>391.91</text:p>
          </table:table-cell>
          <table:table-cell office:value-type="float" office:value="392.23" calcext:value-type="float">
            <text:p>392.23</text:p>
          </table:table-cell>
          <table:table-cell office:value-type="float" office:value="392.58" calcext:value-type="float">
            <text:p>392.58</text:p>
          </table:table-cell>
          <table:table-cell table:formula="of:=AVERAGE([.B43:.F43])" office:value-type="float" office:value="392.042" calcext:value-type="float">
            <text:p>392.04</text:p>
          </table:table-cell>
          <table:table-cell table:style-name="Default" office:value-type="float" office:value="380" calcext:value-type="float">
            <text:p>380</text:p>
          </table:table-cell>
          <table:table-cell/>
          <table:table-cell table:formula="of:=[.G44]-[.G43]" office:value-type="float" office:value="2.74199999999996" calcext:value-type="float">
            <text:p>2.74199999999996</text:p>
          </table:table-cell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4.87" calcext:value-type="float">
            <text:p>394.87</text:p>
          </table:table-cell>
          <table:table-cell office:value-type="float" office:value="394.61" calcext:value-type="float">
            <text:p>394.61</text:p>
          </table:table-cell>
          <table:table-cell office:value-type="float" office:value="394.98" calcext:value-type="float">
            <text:p>394.98</text:p>
          </table:table-cell>
          <table:table-cell office:value-type="float" office:value="395.33" calcext:value-type="float">
            <text:p>395.33</text:p>
          </table:table-cell>
          <table:table-cell table:formula="of:=AVERAGE([.B44:.F44])" office:value-type="float" office:value="394.784" calcext:value-type="float">
            <text:p>394.78</text:p>
          </table:table-cell>
          <table:table-cell table:style-name="Default" office:value-type="float" office:value="390" calcext:value-type="float">
            <text:p>390</text:p>
          </table:table-cell>
          <table:table-cell/>
          <table:table-cell table:formula="of:=[.G45]-[.G44]" office:value-type="float" office:value="2.80600000000004" calcext:value-type="float">
            <text:p>2.80600000000004</text:p>
          </table:table-cell>
        </table:table-row>
        <table:table-row table:style-name="ro1">
          <table:table-cell/>
          <table:table-cell office:value-type="float" office:value="396.85" calcext:value-type="float">
            <text:p>396.85</text:p>
          </table:table-cell>
          <table:table-cell office:value-type="float" office:value="397.69" calcext:value-type="float">
            <text:p>397.69</text:p>
          </table:table-cell>
          <table:table-cell office:value-type="float" office:value="397.43" calcext:value-type="float">
            <text:p>397.43</text:p>
          </table:table-cell>
          <table:table-cell office:value-type="float" office:value="397.79" calcext:value-type="float">
            <text:p>397.79</text:p>
          </table:table-cell>
          <table:table-cell office:value-type="float" office:value="398.19" calcext:value-type="float">
            <text:p>398.19</text:p>
          </table:table-cell>
          <table:table-cell table:formula="of:=AVERAGE([.B45:.F45])" office:value-type="float" office:value="397.59" calcext:value-type="float">
            <text:p>397.59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formula="of:=[.G46]-[.G45]" office:value-type="float" office:value="2.738" calcext:value-type="float">
            <text:p>2.738</text:p>
          </table:table-cell>
        </table:table-row>
        <table:table-row table:style-name="ro1">
          <table:table-cell/>
          <table:table-cell office:value-type="float" office:value="399.66" calcext:value-type="float">
            <text:p>399.66</text:p>
          </table:table-cell>
          <table:table-cell office:value-type="float" office:value="400.35" calcext:value-type="float">
            <text:p>400.35</text:p>
          </table:table-cell>
          <table:table-cell office:value-type="float" office:value="400.17" calcext:value-type="float">
            <text:p>400.17</text:p>
          </table:table-cell>
          <table:table-cell office:value-type="float" office:value="400.58" calcext:value-type="float">
            <text:p>400.58</text:p>
          </table:table-cell>
          <table:table-cell office:value-type="float" office:value="400.88" calcext:value-type="float">
            <text:p>400.88</text:p>
          </table:table-cell>
          <table:table-cell table:formula="of:=AVERAGE([.B46:.F46])" office:value-type="float" office:value="400.328" calcext:value-type="float">
            <text:p>400.33</text:p>
          </table:table-cell>
          <table:table-cell table:style-name="Default" office:value-type="float" office:value="410" calcext:value-type="float">
            <text:p>410</text:p>
          </table:table-cell>
          <table:table-cell/>
          <table:table-cell table:formula="of:=[.G47]-[.G46]" office:value-type="float" office:value="2.68599999999998" calcext:value-type="float">
            <text:p>2.68599999999998</text:p>
          </table:table-cell>
        </table:table-row>
        <table:table-row table:style-name="ro1">
          <table:table-cell/>
          <table:table-cell office:value-type="float" office:value="402.28" calcext:value-type="float">
            <text:p>402.28</text:p>
          </table:table-cell>
          <table:table-cell office:value-type="float" office:value="403.02" calcext:value-type="float">
            <text:p>403.02</text:p>
          </table:table-cell>
          <table:table-cell office:value-type="float" office:value="402.93" calcext:value-type="float">
            <text:p>402.93</text:p>
          </table:table-cell>
          <table:table-cell office:value-type="float" office:value="403.24" calcext:value-type="float">
            <text:p>403.24</text:p>
          </table:table-cell>
          <table:table-cell office:value-type="float" office:value="403.6" calcext:value-type="float">
            <text:p>403.6</text:p>
          </table:table-cell>
          <table:table-cell table:formula="of:=AVERAGE([.B47:.F47])" office:value-type="float" office:value="403.014" calcext:value-type="float">
            <text:p>403.01</text:p>
          </table:table-cell>
          <table:table-cell table:style-name="Default" office:value-type="float" office:value="420" calcext:value-type="float">
            <text:p>420</text:p>
          </table:table-cell>
          <table:table-cell/>
          <table:table-cell table:formula="of:=[.G48]-[.G47]" office:value-type="float" office:value="2.76999999999998" calcext:value-type="float">
            <text:p>2.76999999999998</text:p>
          </table:table-cell>
        </table:table-row>
        <table:table-row table:style-name="ro1">
          <table:table-cell/>
          <table:table-cell office:value-type="float" office:value="404.91" calcext:value-type="float">
            <text:p>404.91</text:p>
          </table:table-cell>
          <table:table-cell office:value-type="float" office:value="405.92" calcext:value-type="float">
            <text:p>405.92</text:p>
          </table:table-cell>
          <table:table-cell office:value-type="float" office:value="405.75" calcext:value-type="float">
            <text:p>405.75</text:p>
          </table:table-cell>
          <table:table-cell office:value-type="float" office:value="406.01" calcext:value-type="float">
            <text:p>406.01</text:p>
          </table:table-cell>
          <table:table-cell office:value-type="float" office:value="406.33" calcext:value-type="float">
            <text:p>406.33</text:p>
          </table:table-cell>
          <table:table-cell table:formula="of:=AVERAGE([.B48:.F48])" office:value-type="float" office:value="405.784" calcext:value-type="float">
            <text:p>405.78</text:p>
          </table:table-cell>
          <table:table-cell table:style-name="Default" office:value-type="float" office:value="430" calcext:value-type="float">
            <text:p>430</text:p>
          </table:table-cell>
          <table:table-cell/>
          <table:table-cell table:formula="of:=[.G49]-[.G48]" office:value-type="float" office:value="2.63400000000001" calcext:value-type="float">
            <text:p>2.63400000000001</text:p>
          </table:table-cell>
        </table:table-row>
        <table:table-row table:style-name="ro1">
          <table:table-cell/>
          <table:table-cell office:value-type="float" office:value="407.68" calcext:value-type="float">
            <text:p>407.68</text:p>
          </table:table-cell>
          <table:table-cell office:value-type="float" office:value="408.45" calcext:value-type="float">
            <text:p>408.45</text:p>
          </table:table-cell>
          <table:table-cell office:value-type="float" office:value="408.36" calcext:value-type="float">
            <text:p>408.36</text:p>
          </table:table-cell>
          <table:table-cell office:value-type="float" office:value="408.64" calcext:value-type="float">
            <text:p>408.64</text:p>
          </table:table-cell>
          <table:table-cell office:value-type="float" office:value="408.96" calcext:value-type="float">
            <text:p>408.96</text:p>
          </table:table-cell>
          <table:table-cell table:formula="of:=AVERAGE([.B49:.F49])" office:value-type="float" office:value="408.418" calcext:value-type="float">
            <text:p>408.42</text:p>
          </table:table-cell>
          <table:table-cell table:style-name="Default" office:value-type="float" office:value="440" calcext:value-type="float">
            <text:p>440</text:p>
          </table:table-cell>
          <table:table-cell/>
          <table:table-cell table:formula="of:=[.G50]-[.G49]" office:value-type="float" office:value="2.60199999999998" calcext:value-type="float">
            <text:p>2.60199999999998</text:p>
          </table:table-cell>
        </table:table-row>
        <table:table-row table:style-name="ro1">
          <table:table-cell/>
          <table:table-cell office:value-type="float" office:value="410.27" calcext:value-type="float">
            <text:p>410.27</text:p>
          </table:table-cell>
          <table:table-cell office:value-type="float" office:value="411.14" calcext:value-type="float">
            <text:p>411.14</text:p>
          </table:table-cell>
          <table:table-cell office:value-type="float" office:value="410.95" calcext:value-type="float">
            <text:p>410.95</text:p>
          </table:table-cell>
          <table:table-cell office:value-type="float" office:value="411.22" calcext:value-type="float">
            <text:p>411.22</text:p>
          </table:table-cell>
          <table:table-cell office:value-type="float" office:value="411.52" calcext:value-type="float">
            <text:p>411.52</text:p>
          </table:table-cell>
          <table:table-cell table:formula="of:=AVERAGE([.B50:.F50])" office:value-type="float" office:value="411.02" calcext:value-type="float">
            <text:p>411.02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table:formula="of:=[.G51]-[.G50]" office:value-type="float" office:value="2.53000000000003" calcext:value-type="float">
            <text:p>2.53000000000003</text:p>
          </table:table-cell>
        </table:table-row>
        <table:table-row table:style-name="ro1">
          <table:table-cell/>
          <table:table-cell office:value-type="float" office:value="412.83" calcext:value-type="float">
            <text:p>412.83</text:p>
          </table:table-cell>
          <table:table-cell office:value-type="float" office:value="413.62" calcext:value-type="float">
            <text:p>413.62</text:p>
          </table:table-cell>
          <table:table-cell office:value-type="float" office:value="413.49" calcext:value-type="float">
            <text:p>413.49</text:p>
          </table:table-cell>
          <table:table-cell office:value-type="float" office:value="413.78" calcext:value-type="float">
            <text:p>413.78</text:p>
          </table:table-cell>
          <table:table-cell office:value-type="float" office:value="414.03" calcext:value-type="float">
            <text:p>414.03</text:p>
          </table:table-cell>
          <table:table-cell table:formula="of:=AVERAGE([.B51:.F51])" office:value-type="float" office:value="413.55" calcext:value-type="float">
            <text:p>413.55</text:p>
          </table:table-cell>
          <table:table-cell table:style-name="Default" office:value-type="float" office:value="460" calcext:value-type="float">
            <text:p>460</text:p>
          </table:table-cell>
          <table:table-cell/>
          <table:table-cell table:formula="of:=[.G52]-[.G51]" office:value-type="float" office:value="2.44799999999992" calcext:value-type="float">
            <text:p>2.44799999999992</text:p>
          </table:table-cell>
        </table:table-row>
        <table:table-row table:style-name="ro1">
          <table:table-cell/>
          <table:table-cell office:value-type="float" office:value="415.42" calcext:value-type="float">
            <text:p>415.42</text:p>
          </table:table-cell>
          <table:table-cell office:value-type="float" office:value="416.06" calcext:value-type="float">
            <text:p>416.06</text:p>
          </table:table-cell>
          <table:table-cell office:value-type="float" office:value="415.9" calcext:value-type="float">
            <text:p>415.9</text:p>
          </table:table-cell>
          <table:table-cell office:value-type="float" office:value="416.14" calcext:value-type="float">
            <text:p>416.14</text:p>
          </table:table-cell>
          <table:table-cell office:value-type="float" office:value="416.47" calcext:value-type="float">
            <text:p>416.47</text:p>
          </table:table-cell>
          <table:table-cell table:formula="of:=AVERAGE([.B52:.F52])" office:value-type="float" office:value="415.998" calcext:value-type="float">
            <text:p>416.00</text:p>
          </table:table-cell>
          <table:table-cell table:style-name="Default" office:value-type="float" office:value="470" calcext:value-type="float">
            <text:p>470</text:p>
          </table:table-cell>
          <table:table-cell/>
          <table:table-cell table:formula="of:=[.G53]-[.G52]" office:value-type="float" office:value="2.69200000000001" calcext:value-type="float">
            <text:p>2.69200000000001</text:p>
          </table:table-cell>
        </table:table-row>
        <table:table-row table:style-name="ro1">
          <table:table-cell/>
          <table:table-cell office:value-type="float" office:value="417.69" calcext:value-type="float">
            <text:p>417.69</text:p>
          </table:table-cell>
          <table:table-cell office:value-type="float" office:value="420.35" calcext:value-type="float">
            <text:p>420.35</text:p>
          </table:table-cell>
          <table:table-cell office:value-type="float" office:value="418.16" calcext:value-type="float">
            <text:p>418.16</text:p>
          </table:table-cell>
          <table:table-cell office:value-type="float" office:value="418.42" calcext:value-type="float">
            <text:p>418.42</text:p>
          </table:table-cell>
          <table:table-cell office:value-type="float" office:value="418.83" calcext:value-type="float">
            <text:p>418.83</text:p>
          </table:table-cell>
          <table:table-cell table:formula="of:=AVERAGE([.B53:.F53])" office:value-type="float" office:value="418.69" calcext:value-type="float">
            <text:p>418.69</text:p>
          </table:table-cell>
          <table:table-cell table:style-name="Default" office:value-type="float" office:value="480" calcext:value-type="float">
            <text:p>480</text:p>
          </table:table-cell>
          <table:table-cell/>
          <table:table-cell table:formula="of:=[.G54]-[.G53]" office:value-type="float" office:value="2.78199999999998" calcext:value-type="float">
            <text:p>2.78199999999998</text:p>
          </table:table-cell>
        </table:table-row>
        <table:table-row table:style-name="ro1">
          <table:table-cell/>
          <table:table-cell office:value-type="float" office:value="420.88" calcext:value-type="float">
            <text:p>420.88</text:p>
          </table:table-cell>
          <table:table-cell office:value-type="float" office:value="422.51" calcext:value-type="float">
            <text:p>422.51</text:p>
          </table:table-cell>
          <table:table-cell office:value-type="float" office:value="421.06" calcext:value-type="float">
            <text:p>421.06</text:p>
          </table:table-cell>
          <table:table-cell office:value-type="float" office:value="421.83" calcext:value-type="float">
            <text:p>421.83</text:p>
          </table:table-cell>
          <table:table-cell office:value-type="float" office:value="421.08" calcext:value-type="float">
            <text:p>421.08</text:p>
          </table:table-cell>
          <table:table-cell table:formula="of:=AVERAGE([.B54:.F54])" office:value-type="float" office:value="421.472" calcext:value-type="float">
            <text:p>421.47</text:p>
          </table:table-cell>
          <table:table-cell table:style-name="Default" office:value-type="float" office:value="490" calcext:value-type="float">
            <text:p>490</text:p>
          </table:table-cell>
          <table:table-cell/>
          <table:table-cell table:formula="of:=[.G55]-[.G54]" office:value-type="float" office:value="3.76600000000002" calcext:value-type="float">
            <text:p>3.76600000000002</text:p>
          </table:table-cell>
        </table:table-row>
        <table:table-row table:style-name="ro1">
          <table:table-cell/>
          <table:table-cell office:value-type="float" office:value="424.97" calcext:value-type="float">
            <text:p>424.97</text:p>
          </table:table-cell>
          <table:table-cell office:value-type="float" office:value="424.07" calcext:value-type="float">
            <text:p>424.07</text:p>
          </table:table-cell>
          <table:table-cell office:value-type="float" office:value="425.64" calcext:value-type="float">
            <text:p>425.64</text:p>
          </table:table-cell>
          <table:table-cell office:value-type="float" office:value="425.89" calcext:value-type="float">
            <text:p>425.89</text:p>
          </table:table-cell>
          <table:table-cell office:value-type="float" office:value="425.62" calcext:value-type="float">
            <text:p>425.62</text:p>
          </table:table-cell>
          <table:table-cell table:formula="of:=AVERAGE([.B55:.F55])" office:value-type="float" office:value="425.238" calcext:value-type="float">
            <text:p>425.24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table:formula="of:=[.G56]-[.G55]" office:value-type="float" office:value="1.92200000000003" calcext:value-type="float">
            <text:p>1.92200000000003</text:p>
          </table:table-cell>
        </table:table-row>
        <table:table-row table:style-name="ro1">
          <table:table-cell/>
          <table:table-cell office:value-type="float" office:value="426.43" calcext:value-type="float">
            <text:p>426.43</text:p>
          </table:table-cell>
          <table:table-cell office:value-type="float" office:value="426.41" calcext:value-type="float">
            <text:p>426.41</text:p>
          </table:table-cell>
          <table:table-cell office:value-type="float" office:value="427.13" calcext:value-type="float">
            <text:p>427.13</text:p>
          </table:table-cell>
          <table:table-cell office:value-type="float" office:value="427.46" calcext:value-type="float">
            <text:p>427.46</text:p>
          </table:table-cell>
          <table:table-cell office:value-type="float" office:value="428.37" calcext:value-type="float">
            <text:p>428.37</text:p>
          </table:table-cell>
          <table:table-cell table:formula="of:=AVERAGE([.B56:.F56])" office:value-type="float" office:value="427.16" calcext:value-type="float">
            <text:p>427.16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[.G57]-[.G56]" office:value-type="float" office:value="2.04600000000005" calcext:value-type="float">
            <text:p>2.04600000000005</text:p>
          </table:table-cell>
        </table:table-row>
        <table:table-row table:style-name="ro1">
          <table:table-cell/>
          <table:table-cell office:value-type="float" office:value="428.54" calcext:value-type="float">
            <text:p>428.54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4" calcext:value-type="float">
            <text:p>429.04</text:p>
          </table:table-cell>
          <table:table-cell office:value-type="float" office:value="429.45" calcext:value-type="float">
            <text:p>429.45</text:p>
          </table:table-cell>
          <table:table-cell office:value-type="float" office:value="430.17" calcext:value-type="float">
            <text:p>430.17</text:p>
          </table:table-cell>
          <table:table-cell table:formula="of:=AVERAGE([.B57:.F57])" office:value-type="float" office:value="429.206" calcext:value-type="float">
            <text:p>429.21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[.G58]-[.G57]" office:value-type="float" office:value="2.32199999999995" calcext:value-type="float">
            <text:p>2.32199999999995</text:p>
          </table:table-cell>
        </table:table-row>
        <table:table-row table:style-name="ro1">
          <table:table-cell/>
          <table:table-cell office:value-type="float" office:value="430.76" calcext:value-type="float">
            <text:p>430.76</text:p>
          </table:table-cell>
          <table:table-cell office:value-type="float" office:value="431.33" calcext:value-type="float">
            <text:p>431.33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34" calcext:value-type="float">
            <text:p>432.34</text:p>
          </table:table-cell>
          <table:table-cell table:formula="of:=AVERAGE([.B58:.F58])" office:value-type="float" office:value="431.528" calcext:value-type="float">
            <text:p>431.53</text:p>
          </table:table-cell>
          <table:table-cell table:style-name="Default" office:value-type="float" office:value="530" calcext:value-type="float">
            <text:p>530</text:p>
          </table:table-cell>
          <table:table-cell/>
          <table:table-cell table:formula="of:=[.G59]-[.G58]" office:value-type="float" office:value="2.33200000000005" calcext:value-type="float">
            <text:p>2.33200000000005</text:p>
          </table:table-cell>
        </table:table-row>
        <table:table-row table:style-name="ro1">
          <table:table-cell/>
          <table:table-cell office:value-type="float" office:value="433.09" calcext:value-type="float">
            <text:p>433.09</text:p>
          </table:table-cell>
          <table:table-cell office:value-type="float" office:value="433.84" calcext:value-type="float">
            <text:p>433.84</text:p>
          </table:table-cell>
          <table:table-cell office:value-type="float" office:value="433.72" calcext:value-type="float">
            <text:p>433.72</text:p>
          </table:table-cell>
          <table:table-cell office:value-type="float" office:value="434.05" calcext:value-type="float">
            <text:p>434.05</text:p>
          </table:table-cell>
          <table:table-cell office:value-type="float" office:value="434.6" calcext:value-type="float">
            <text:p>434.6</text:p>
          </table:table-cell>
          <table:table-cell table:formula="of:=AVERAGE([.B59:.F59])" office:value-type="float" office:value="433.86" calcext:value-type="float">
            <text:p>433.86</text:p>
          </table:table-cell>
          <table:table-cell table:style-name="Default" office:value-type="float" office:value="540" calcext:value-type="float">
            <text:p>540</text:p>
          </table:table-cell>
          <table:table-cell/>
          <table:table-cell table:formula="of:=[.G60]-[.G59]" office:value-type="float" office:value="2.31600000000003" calcext:value-type="float">
            <text:p>2.31600000000003</text:p>
          </table:table-cell>
        </table:table-row>
        <table:table-row table:style-name="ro1">
          <table:table-cell/>
          <table:table-cell office:value-type="float" office:value="435.4" calcext:value-type="float">
            <text:p>435.4</text:p>
          </table:table-cell>
          <table:table-cell office:value-type="float" office:value="436.25" calcext:value-type="float">
            <text:p>436.25</text:p>
          </table:table-cell>
          <table:table-cell office:value-type="float" office:value="436.01" calcext:value-type="float">
            <text:p>436.01</text:p>
          </table:table-cell>
          <table:table-cell office:value-type="float" office:value="436.34" calcext:value-type="float">
            <text:p>436.34</text:p>
          </table:table-cell>
          <table:table-cell office:value-type="float" office:value="436.88" calcext:value-type="float">
            <text:p>436.88</text:p>
          </table:table-cell>
          <table:table-cell table:formula="of:=AVERAGE([.B60:.F60])" office:value-type="float" office:value="436.176" calcext:value-type="float">
            <text:p>436.18</text:p>
          </table:table-cell>
          <table:table-cell table:style-name="Default" office:value-type="float" office:value="550" calcext:value-type="float">
            <text:p>550</text:p>
          </table:table-cell>
          <table:table-cell/>
          <table:table-cell table:formula="of:=[.G61]-[.G60]" office:value-type="float" office:value="2.38999999999993" calcext:value-type="float">
            <text:p>2.38999999999993</text:p>
          </table:table-cell>
        </table:table-row>
        <table:table-row table:style-name="ro1">
          <table:table-cell/>
          <table:table-cell office:value-type="float" office:value="437.75" calcext:value-type="float">
            <text:p>437.75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46" calcext:value-type="float">
            <text:p>438.46</text:p>
          </table:table-cell>
          <table:table-cell office:value-type="float" office:value="438.76" calcext:value-type="float">
            <text:p>438.76</text:p>
          </table:table-cell>
          <table:table-cell office:value-type="float" office:value="439.16" calcext:value-type="float">
            <text:p>439.16</text:p>
          </table:table-cell>
          <table:table-cell table:formula="of:=AVERAGE([.B61:.F61])" office:value-type="float" office:value="438.566" calcext:value-type="float">
            <text:p>438.57</text:p>
          </table:table-cell>
          <table:table-cell table:style-name="Default" office:value-type="float" office:value="560" calcext:value-type="float">
            <text:p>560</text:p>
          </table:table-cell>
          <table:table-cell/>
          <table:table-cell table:formula="of:=[.G62]-[.G61]" office:value-type="float" office:value="2.43400000000003" calcext:value-type="float">
            <text:p>2.43400000000003</text:p>
          </table:table-cell>
        </table:table-row>
        <table:table-row table:style-name="ro1">
          <table:table-cell/>
          <table:table-cell office:value-type="float" office:value="440.12" calcext:value-type="float">
            <text:p>440.12</text:p>
          </table:table-cell>
          <table:table-cell office:value-type="float" office:value="441.25" calcext:value-type="float">
            <text:p>441.25</text:p>
          </table:table-cell>
          <table:table-cell office:value-type="float" office:value="440.89" calcext:value-type="float">
            <text:p>440.89</text:p>
          </table:table-cell>
          <table:table-cell office:value-type="float" office:value="441.1" calcext:value-type="float">
            <text:p>441.1</text:p>
          </table:table-cell>
          <table:table-cell office:value-type="float" office:value="441.64" calcext:value-type="float">
            <text:p>441.64</text:p>
          </table:table-cell>
          <table:table-cell table:formula="of:=AVERAGE([.B62:.F62])" office:value-type="float" office:value="441" calcext:value-type="float">
            <text:p>441.00</text:p>
          </table:table-cell>
          <table:table-cell table:style-name="Default" office:value-type="float" office:value="570" calcext:value-type="float">
            <text:p>570</text:p>
          </table:table-cell>
          <table:table-cell table:number-columns-repeated="2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ime1" table:style-name="ta1">
        <table:table-column table:style-name="co1" table:number-columns-repeated="6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Chime 1</text:p>
          </table:table-cell>
          <table:table-cell table:number-columns-repeated="2"/>
          <table:table-cell office:value-type="string" calcext:value-type="string">
            <text:p>https://stats.blue/Stats_Suite/polynomial_regression_calculator.htm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</table:table-row>
        <table:table-row table:style-name="ro2">
          <table:table-cell office:value-type="string" calcext:value-type="string">
            <text:p>hz delta per 10 steps</text:p>
          </table:table-cell>
          <table:table-cell/>
          <table:table-cell table:style-name="ce11" office:value-type="string" calcext:value-type="string">
            <text:p>RESULT</text:p>
          </table:table-cell>
          <table:table-cell table:style-name="ce7" office:value-type="string" calcext:value-type="string" table:number-columns-spanned="4" table:number-rows-spanned="1">
            <text:p>y=0.0039x2−0.0104x−165.7068 </text:p>
          </table:table-cell>
          <table:covered-table-cell table:number-columns-repeated="2" table:style-name="ce11"/>
          <table:covered-table-cell/>
        </table:table-row>
        <table:table-row table:style-name="ro1">
          <table:table-cell office:value-type="string" calcext:value-type="string">
            <text:p>1/8 microstep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213.22" calcext:value-type="float">
            <text:p>213.22</text:p>
          </table:table-cell>
          <table:table-cell office:value-type="float" office:value="213.79" calcext:value-type="float">
            <text:p>213.79</text:p>
          </table:table-cell>
          <table:table-cell office:value-type="float" office:value="212.83" calcext:value-type="float">
            <text:p>212.83</text:p>
          </table:table-cell>
          <table:table-cell office:value-type="float" office:value="212.76" calcext:value-type="float">
            <text:p>212.76</text:p>
          </table:table-cell>
          <table:table-cell office:value-type="float" office:value="213.1" calcext:value-type="float">
            <text:p>213.1</text:p>
          </table:table-cell>
          <table:table-cell table:formula="of:=AVERAGE([.B6:.F6])" office:value-type="float" office:value="213.14" calcext:value-type="float">
            <text:p>213.14</text:p>
          </table:table-cell>
        </table:table-row>
        <table:table-row table:style-name="ro1">
          <table:table-cell/>
          <table:table-cell office:value-type="float" office:value="218.81" calcext:value-type="float">
            <text:p>218.81</text:p>
          </table:table-cell>
          <table:table-cell office:value-type="float" office:value="219.55" calcext:value-type="float">
            <text:p>219.55</text:p>
          </table:table-cell>
          <table:table-cell office:value-type="float" office:value="218.53" calcext:value-type="float">
            <text:p>218.53</text:p>
          </table:table-cell>
          <table:table-cell office:value-type="float" office:value="218.55" calcext:value-type="float">
            <text:p>218.55</text:p>
          </table:table-cell>
          <table:table-cell office:value-type="float" office:value="218.66" calcext:value-type="float">
            <text:p>218.66</text:p>
          </table:table-cell>
          <table:table-cell table:formula="of:=AVERAGE([.B7:.F7])" office:value-type="float" office:value="218.82" calcext:value-type="float">
            <text:p>218.82</text:p>
          </table:table-cell>
        </table:table-row>
        <table:table-row table:style-name="ro1">
          <table:table-cell/>
          <table:table-cell office:value-type="float" office:value="224.36" calcext:value-type="float">
            <text:p>224.36</text:p>
          </table:table-cell>
          <table:table-cell office:value-type="float" office:value="225.59" calcext:value-type="float">
            <text:p>225.59</text:p>
          </table:table-cell>
          <table:table-cell office:value-type="float" office:value="223.62" calcext:value-type="float">
            <text:p>223.62</text:p>
          </table:table-cell>
          <table:table-cell office:value-type="float" office:value="224.07" calcext:value-type="float">
            <text:p>224.07</text:p>
          </table:table-cell>
          <table:table-cell office:value-type="float" office:value="224.12" calcext:value-type="float">
            <text:p>224.12</text:p>
          </table:table-cell>
          <table:table-cell table:formula="of:=AVERAGE([.B8:.F8])" office:value-type="float" office:value="224.352" calcext:value-type="float">
            <text:p>224.35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30.47" calcext:value-type="float">
            <text:p>230.47</text:p>
          </table:table-cell>
          <table:table-cell office:value-type="float" office:value="229.93" calcext:value-type="float">
            <text:p>229.93</text:p>
          </table:table-cell>
          <table:table-cell office:value-type="float" office:value="229.82" calcext:value-type="float">
            <text:p>229.82</text:p>
          </table:table-cell>
          <table:table-cell office:value-type="float" office:value="230.02" calcext:value-type="float">
            <text:p>230.02</text:p>
          </table:table-cell>
          <table:table-cell table:formula="of:=AVERAGE([.B9:.F9])" office:value-type="float" office:value="230.068" calcext:value-type="float">
            <text:p>230.068</text:p>
          </table:table-cell>
        </table:table-row>
        <table:table-row table:style-name="ro1">
          <table:table-cell/>
          <table:table-cell office:value-type="float" office:value="235.9" calcext:value-type="float">
            <text:p>235.9</text:p>
          </table:table-cell>
          <table:table-cell office:value-type="float" office:value="239.67" calcext:value-type="float">
            <text:p>239.67</text:p>
          </table:table-cell>
          <table:table-cell office:value-type="float" office:value="235.36" calcext:value-type="float">
            <text:p>235.36</text:p>
          </table:table-cell>
          <table:table-cell office:value-type="float" office:value="235.41" calcext:value-type="float">
            <text:p>235.41</text:p>
          </table:table-cell>
          <table:table-cell office:value-type="float" office:value="235.18" calcext:value-type="float">
            <text:p>235.18</text:p>
          </table:table-cell>
          <table:table-cell table:formula="of:=AVERAGE([.B10:.F10])" office:value-type="float" office:value="236.304" calcext:value-type="float">
            <text:p>236.304</text:p>
          </table:table-cell>
        </table:table-row>
        <table:table-row table:style-name="ro1">
          <table:table-cell/>
          <table:table-cell office:value-type="float" office:value="240.85" calcext:value-type="float">
            <text:p>240.85</text:p>
          </table:table-cell>
          <table:table-cell office:value-type="float" office:value="243.53" calcext:value-type="float">
            <text:p>243.53</text:p>
          </table:table-cell>
          <table:table-cell office:value-type="float" office:value="240.66" calcext:value-type="float">
            <text:p>240.66</text:p>
          </table:table-cell>
          <table:table-cell office:value-type="float" office:value="240.96" calcext:value-type="float">
            <text:p>240.96</text:p>
          </table:table-cell>
          <table:table-cell office:value-type="float" office:value="241.17" calcext:value-type="float">
            <text:p>241.17</text:p>
          </table:table-cell>
          <table:table-cell table:formula="of:=AVERAGE([.B11:.F11])" office:value-type="float" office:value="241.434" calcext:value-type="float">
            <text:p>241.434</text:p>
          </table:table-cell>
        </table:table-row>
        <table:table-row table:style-name="ro1">
          <table:table-cell/>
          <table:table-cell office:value-type="float" office:value="246.09" calcext:value-type="float">
            <text:p>246.09</text:p>
          </table:table-cell>
          <table:table-cell office:value-type="float" office:value="248.14" calcext:value-type="float">
            <text:p>248.14</text:p>
          </table:table-cell>
          <table:table-cell office:value-type="float" office:value="245.34" calcext:value-type="float">
            <text:p>245.34</text:p>
          </table:table-cell>
          <table:table-cell office:value-type="float" office:value="245.74" calcext:value-type="float">
            <text:p>245.74</text:p>
          </table:table-cell>
          <table:table-cell office:value-type="float" office:value="246.4" calcext:value-type="float">
            <text:p>246.4</text:p>
          </table:table-cell>
          <table:table-cell table:formula="of:=AVERAGE([.B12:.F12])" office:value-type="float" office:value="246.342" calcext:value-type="float">
            <text:p>246.342</text:p>
          </table:table-cell>
        </table:table-row>
        <table:table-row table:style-name="ro1">
          <table:table-cell/>
          <table:table-cell office:value-type="float" office:value="251.8" calcext:value-type="float">
            <text:p>251.8</text:p>
          </table:table-cell>
          <table:table-cell office:value-type="float" office:value="253.1" calcext:value-type="float">
            <text:p>253.1</text:p>
          </table:table-cell>
          <table:table-cell office:value-type="float" office:value="251.13" calcext:value-type="float">
            <text:p>251.13</text:p>
          </table:table-cell>
          <table:table-cell office:value-type="float" office:value="251.16" calcext:value-type="float">
            <text:p>251.16</text:p>
          </table:table-cell>
          <table:table-cell office:value-type="float" office:value="251.53" calcext:value-type="float">
            <text:p>251.53</text:p>
          </table:table-cell>
          <table:table-cell table:formula="of:=AVERAGE([.B13:.F13])" office:value-type="float" office:value="251.744" calcext:value-type="float">
            <text:p>251.744</text:p>
          </table:table-cell>
        </table:table-row>
        <table:table-row table:style-name="ro1">
          <table:table-cell/>
          <table:table-cell office:value-type="float" office:value="256.57" calcext:value-type="float">
            <text:p>256.57</text:p>
          </table:table-cell>
          <table:table-cell office:value-type="float" office:value="257.68" calcext:value-type="float">
            <text:p>257.68</text:p>
          </table:table-cell>
          <table:table-cell office:value-type="float" office:value="258.85" calcext:value-type="float">
            <text:p>258.85</text:p>
          </table:table-cell>
          <table:table-cell office:value-type="float" office:value="258.9" calcext:value-type="float">
            <text:p>258.9</text:p>
          </table:table-cell>
          <table:table-cell office:value-type="float" office:value="256.36" calcext:value-type="float">
            <text:p>256.36</text:p>
          </table:table-cell>
          <table:table-cell table:formula="of:=AVERAGE([.B14:.F14])" office:value-type="float" office:value="257.672" calcext:value-type="float">
            <text:p>257.672</text:p>
          </table:table-cell>
        </table:table-row>
        <table:table-row table:style-name="ro1">
          <table:table-cell/>
          <table:table-cell office:value-type="float" office:value="261.5" calcext:value-type="float">
            <text:p>261.5</text:p>
          </table:table-cell>
          <table:table-cell office:value-type="float" office:value="262.34" calcext:value-type="float">
            <text:p>262.34</text:p>
          </table:table-cell>
          <table:table-cell office:value-type="float" office:value="262.53" calcext:value-type="float">
            <text:p>262.53</text:p>
          </table:table-cell>
          <table:table-cell office:value-type="float" office:value="262.63" calcext:value-type="float">
            <text:p>262.63</text:p>
          </table:table-cell>
          <table:table-cell office:value-type="float" office:value="261.13" calcext:value-type="float">
            <text:p>261.13</text:p>
          </table:table-cell>
          <table:table-cell table:formula="of:=AVERAGE([.B15:.F15])" office:value-type="float" office:value="262.026" calcext:value-type="float">
            <text:p>262.026</text:p>
          </table:table-cell>
        </table:table-row>
        <table:table-row table:style-name="ro1">
          <table:table-cell/>
          <table:table-cell office:value-type="float" office:value="266.07" calcext:value-type="float">
            <text:p>266.07</text:p>
          </table:table-cell>
          <table:table-cell office:value-type="float" office:value="267.06" calcext:value-type="float">
            <text:p>267.06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6.95" calcext:value-type="float">
            <text:p>266.95</text:p>
          </table:table-cell>
          <table:table-cell office:value-type="float" office:value="265.99" calcext:value-type="float">
            <text:p>265.99</text:p>
          </table:table-cell>
          <table:table-cell table:formula="of:=AVERAGE([.B16:.F16])" office:value-type="float" office:value="266.572" calcext:value-type="float">
            <text:p>266.572</text:p>
          </table:table-cell>
        </table:table-row>
        <table:table-row table:style-name="ro1">
          <table:table-cell/>
          <table:table-cell office:value-type="float" office:value="270.89" calcext:value-type="float">
            <text:p>270.89</text:p>
          </table:table-cell>
          <table:table-cell office:value-type="float" office:value="271.58" calcext:value-type="float">
            <text:p>271.58</text:p>
          </table:table-cell>
          <table:table-cell office:value-type="float" office:value="271.26" calcext:value-type="float">
            <text:p>271.26</text:p>
          </table:table-cell>
          <table:table-cell office:value-type="float" office:value="271.42" calcext:value-type="float">
            <text:p>271.42</text:p>
          </table:table-cell>
          <table:table-cell office:value-type="float" office:value="270.85" calcext:value-type="float">
            <text:p>270.85</text:p>
          </table:table-cell>
          <table:table-cell table:formula="of:=AVERAGE([.B17:.F17])" office:value-type="float" office:value="271.2" calcext:value-type="float">
            <text:p>271.2</text:p>
          </table:table-cell>
        </table:table-row>
        <table:table-row table:style-name="ro1">
          <table:table-cell/>
          <table:table-cell office:value-type="float" office:value="275.62" calcext:value-type="float">
            <text:p>275.62</text:p>
          </table:table-cell>
          <table:table-cell office:value-type="float" office:value="276.24" calcext:value-type="float">
            <text:p>276.24</text:p>
          </table:table-cell>
          <table:table-cell office:value-type="float" office:value="275.8" calcext:value-type="float">
            <text:p>275.8</text:p>
          </table:table-cell>
          <table:table-cell office:value-type="float" office:value="275.96" calcext:value-type="float">
            <text:p>275.96</text:p>
          </table:table-cell>
          <table:table-cell office:value-type="float" office:value="275.62" calcext:value-type="float">
            <text:p>275.62</text:p>
          </table:table-cell>
          <table:table-cell table:formula="of:=AVERAGE([.B18:.F18])" office:value-type="float" office:value="275.848" calcext:value-type="float">
            <text:p>275.848</text:p>
          </table:table-cell>
        </table:table-row>
        <table:table-row table:style-name="ro1">
          <table:table-cell/>
          <table:table-cell office:value-type="float" office:value="280.09" calcext:value-type="float">
            <text:p>280.09</text:p>
          </table:table-cell>
          <table:table-cell office:value-type="float" office:value="280.62" calcext:value-type="float">
            <text:p>280.62</text:p>
          </table:table-cell>
          <table:table-cell office:value-type="float" office:value="280.03" calcext:value-type="float">
            <text:p>280.03</text:p>
          </table:table-cell>
          <table:table-cell office:value-type="float" office:value="280.19" calcext:value-type="float">
            <text:p>280.19</text:p>
          </table:table-cell>
          <table:table-cell office:value-type="float" office:value="280.11" calcext:value-type="float">
            <text:p>280.11</text:p>
          </table:table-cell>
          <table:table-cell table:formula="of:=AVERAGE([.B19:.F19])" office:value-type="float" office:value="280.208" calcext:value-type="float">
            <text:p>280.208</text:p>
          </table:table-cell>
        </table:table-row>
        <table:table-row table:style-name="ro1">
          <table:table-cell/>
          <table:table-cell office:value-type="float" office:value="284.8" calcext:value-type="float">
            <text:p>284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4.38" calcext:value-type="float">
            <text:p>284.38</text:p>
          </table:table-cell>
          <table:table-cell office:value-type="float" office:value="284.53" calcext:value-type="float">
            <text:p>284.53</text:p>
          </table:table-cell>
          <table:table-cell office:value-type="float" office:value="284.6" calcext:value-type="float">
            <text:p>284.6</text:p>
          </table:table-cell>
          <table:table-cell table:formula="of:=AVERAGE([.B20:.F20])" office:value-type="float" office:value="284.676" calcext:value-type="float">
            <text:p>284.676</text:p>
          </table:table-cell>
        </table:table-row>
        <table:table-row table:style-name="ro1">
          <table:table-cell/>
          <table:table-cell office:value-type="float" office:value="289.2" calcext:value-type="float">
            <text:p>289.2</text:p>
          </table:table-cell>
          <table:table-cell office:value-type="float" office:value="289.73" calcext:value-type="float">
            <text:p>289.73</text:p>
          </table:table-cell>
          <table:table-cell office:value-type="float" office:value="288.89" calcext:value-type="float">
            <text:p>288.89</text:p>
          </table:table-cell>
          <table:table-cell office:value-type="float" office:value="289.04" calcext:value-type="float">
            <text:p>289.04</text:p>
          </table:table-cell>
          <table:table-cell office:value-type="float" office:value="289.13" calcext:value-type="float">
            <text:p>289.13</text:p>
          </table:table-cell>
          <table:table-cell table:formula="of:=AVERAGE([.B21:.F21])" office:value-type="float" office:value="289.198" calcext:value-type="float">
            <text:p>289.198</text:p>
          </table:table-cell>
        </table:table-row>
        <table:table-row table:style-name="ro1">
          <table:table-cell/>
          <table:table-cell office:value-type="float" office:value="293.32" calcext:value-type="float">
            <text:p>293.32</text:p>
          </table:table-cell>
          <table:table-cell office:value-type="float" office:value="294.24" calcext:value-type="float">
            <text:p>294.24</text:p>
          </table:table-cell>
          <table:table-cell office:value-type="float" office:value="293.38" calcext:value-type="float">
            <text:p>293.38</text:p>
          </table:table-cell>
          <table:table-cell office:value-type="float" office:value="293.46" calcext:value-type="float">
            <text:p>293.46</text:p>
          </table:table-cell>
          <table:table-cell office:value-type="float" office:value="293.51" calcext:value-type="float">
            <text:p>293.51</text:p>
          </table:table-cell>
          <table:table-cell table:formula="of:=AVERAGE([.B22:.F22])" office:value-type="float" office:value="293.582" calcext:value-type="float">
            <text:p>293.582</text:p>
          </table:table-cell>
        </table:table-row>
        <table:table-row table:style-name="ro1">
          <table:table-cell/>
          <table:table-cell office:value-type="float" office:value="297.78" calcext:value-type="float">
            <text:p>297.78</text:p>
          </table:table-cell>
          <table:table-cell office:value-type="float" office:value="298.68" calcext:value-type="float">
            <text:p>298.68</text:p>
          </table:table-cell>
          <table:table-cell office:value-type="float" office:value="297.99" calcext:value-type="float">
            <text:p>297.99</text:p>
          </table:table-cell>
          <table:table-cell office:value-type="float" office:value="298.08" calcext:value-type="float">
            <text:p>298.08</text:p>
          </table:table-cell>
          <table:table-cell office:value-type="float" office:value="298.41" calcext:value-type="float">
            <text:p>298.41</text:p>
          </table:table-cell>
          <table:table-cell table:formula="of:=AVERAGE([.B23:.F23])" office:value-type="float" office:value="298.188" calcext:value-type="float">
            <text:p>298.188</text:p>
          </table:table-cell>
        </table:table-row>
        <table:table-row table:style-name="ro1">
          <table:table-cell/>
          <table:table-cell office:value-type="float" office:value="302.52" calcext:value-type="float">
            <text:p>302.52</text:p>
          </table:table-cell>
          <table:table-cell office:value-type="float" office:value="302.99" calcext:value-type="float">
            <text:p>302.99</text:p>
          </table:table-cell>
          <table:table-cell office:value-type="float" office:value="302.25" calcext:value-type="float">
            <text:p>302.25</text:p>
          </table:table-cell>
          <table:table-cell office:value-type="float" office:value="302.41" calcext:value-type="float">
            <text:p>302.41</text:p>
          </table:table-cell>
          <table:table-cell office:value-type="float" office:value="302.96" calcext:value-type="float">
            <text:p>302.96</text:p>
          </table:table-cell>
          <table:table-cell table:formula="of:=AVERAGE([.B24:.F24])" office:value-type="float" office:value="302.626" calcext:value-type="float">
            <text:p>302.626</text:p>
          </table:table-cell>
        </table:table-row>
        <table:table-row table:style-name="ro1">
          <table:table-cell/>
          <table:table-cell office:value-type="float" office:value="307.23" calcext:value-type="float">
            <text:p>307.23</text:p>
          </table:table-cell>
          <table:table-cell office:value-type="float" office:value="307.13" calcext:value-type="float">
            <text:p>307.13</text:p>
          </table:table-cell>
          <table:table-cell office:value-type="float" office:value="306.48" calcext:value-type="float">
            <text:p>306.48</text:p>
          </table:table-cell>
          <table:table-cell office:value-type="float" office:value="306.63" calcext:value-type="float">
            <text:p>306.63</text:p>
          </table:table-cell>
          <table:table-cell office:value-type="float" office:value="306.76" calcext:value-type="float">
            <text:p>306.76</text:p>
          </table:table-cell>
          <table:table-cell table:formula="of:=AVERAGE([.B25:.F25])" office:value-type="float" office:value="306.846" calcext:value-type="float">
            <text:p>306.846</text:p>
          </table:table-cell>
        </table:table-row>
        <table:table-row table:style-name="ro1">
          <table:table-cell/>
          <table:table-cell office:value-type="float" office:value="312.51" calcext:value-type="float">
            <text:p>312.51</text:p>
          </table:table-cell>
          <table:table-cell office:value-type="float" office:value="311.44" calcext:value-type="float">
            <text:p>311.44</text:p>
          </table:table-cell>
          <table:table-cell office:value-type="float" office:value="310.77" calcext:value-type="float">
            <text:p>310.77</text:p>
          </table:table-cell>
          <table:table-cell office:value-type="float" office:value="310.87" calcext:value-type="float">
            <text:p>310.87</text:p>
          </table:table-cell>
          <table:table-cell office:value-type="float" office:value="310.85" calcext:value-type="float">
            <text:p>310.85</text:p>
          </table:table-cell>
          <table:table-cell table:formula="of:=AVERAGE([.B26:.F26])" office:value-type="float" office:value="311.288" calcext:value-type="float">
            <text:p>311.288</text:p>
          </table:table-cell>
        </table:table-row>
        <table:table-row table:style-name="ro1">
          <table:table-cell/>
          <table:table-cell office:value-type="float" office:value="315.84" calcext:value-type="float">
            <text:p>315.84</text:p>
          </table:table-cell>
          <table:table-cell office:value-type="float" office:value="315.48" calcext:value-type="float">
            <text:p>315.48</text:p>
          </table:table-cell>
          <table:table-cell office:value-type="float" office:value="314.71" calcext:value-type="float">
            <text:p>314.71</text:p>
          </table:table-cell>
          <table:table-cell office:value-type="float" office:value="314.83" calcext:value-type="float">
            <text:p>314.83</text:p>
          </table:table-cell>
          <table:table-cell office:value-type="float" office:value="314.52" calcext:value-type="float">
            <text:p>314.52</text:p>
          </table:table-cell>
          <table:table-cell table:formula="of:=AVERAGE([.B27:.F27])" office:value-type="float" office:value="315.076" calcext:value-type="float">
            <text:p>315.076</text:p>
          </table:table-cell>
        </table:table-row>
        <table:table-row table:style-name="ro1">
          <table:table-cell/>
          <table:table-cell office:value-type="float" office:value="319.37" calcext:value-type="float">
            <text:p>319.37</text:p>
          </table:table-cell>
          <table:table-cell office:value-type="float" office:value="319.54" calcext:value-type="float">
            <text:p>319.54</text:p>
          </table:table-cell>
          <table:table-cell office:value-type="float" office:value="318.75" calcext:value-type="float">
            <text:p>318.75</text:p>
          </table:table-cell>
          <table:table-cell office:value-type="float" office:value="318.86" calcext:value-type="float">
            <text:p>318.86</text:p>
          </table:table-cell>
          <table:table-cell office:value-type="float" office:value="319.35" calcext:value-type="float">
            <text:p>319.35</text:p>
          </table:table-cell>
          <table:table-cell table:formula="of:=AVERAGE([.B28:.F28])" office:value-type="float" office:value="319.174" calcext:value-type="float">
            <text:p>319.174</text:p>
          </table:table-cell>
        </table:table-row>
        <table:table-row table:style-name="ro1">
          <table:table-cell/>
          <table:table-cell office:value-type="float" office:value="323.09" calcext:value-type="float">
            <text:p>323.09</text:p>
          </table:table-cell>
          <table:table-cell office:value-type="float" office:value="323.62" calcext:value-type="float">
            <text:p>323.62</text:p>
          </table:table-cell>
          <table:table-cell office:value-type="float" office:value="322.35" calcext:value-type="float">
            <text:p>322.35</text:p>
          </table:table-cell>
          <table:table-cell office:value-type="float" office:value="322.49" calcext:value-type="float">
            <text:p>322.49</text:p>
          </table:table-cell>
          <table:table-cell office:value-type="float" office:value="324.09" calcext:value-type="float">
            <text:p>324.09</text:p>
          </table:table-cell>
          <table:table-cell table:formula="of:=AVERAGE([.B29:.F29])" office:value-type="float" office:value="323.128" calcext:value-type="float">
            <text:p>323.128</text:p>
          </table:table-cell>
        </table:table-row>
        <table:table-row table:style-name="ro1">
          <table:table-cell/>
          <table:table-cell office:value-type="float" office:value="326.81" calcext:value-type="float">
            <text:p>326.81</text:p>
          </table:table-cell>
          <table:table-cell office:value-type="float" office:value="327.51" calcext:value-type="float">
            <text:p>327.51</text:p>
          </table:table-cell>
          <table:table-cell office:value-type="float" office:value="326.53" calcext:value-type="float">
            <text:p>326.53</text:p>
          </table:table-cell>
          <table:table-cell office:value-type="float" office:value="326.7" calcext:value-type="float">
            <text:p>326.7</text:p>
          </table:table-cell>
          <table:table-cell office:value-type="float" office:value="326.93" calcext:value-type="float">
            <text:p>326.93</text:p>
          </table:table-cell>
          <table:table-cell table:formula="of:=AVERAGE([.B30:.F30])" office:value-type="float" office:value="326.896" calcext:value-type="float">
            <text:p>326.896</text:p>
          </table:table-cell>
        </table:table-row>
        <table:table-row table:style-name="ro1">
          <table:table-cell/>
          <table:table-cell office:value-type="float" office:value="330.24" calcext:value-type="float">
            <text:p>330.24</text:p>
          </table:table-cell>
          <table:table-cell office:value-type="float" office:value="331.23" calcext:value-type="float">
            <text:p>331.23</text:p>
          </table:table-cell>
          <table:table-cell office:value-type="float" office:value="330.54" calcext:value-type="float">
            <text:p>330.54</text:p>
          </table:table-cell>
          <table:table-cell office:value-type="float" office:value="330.66" calcext:value-type="float">
            <text:p>330.66</text:p>
          </table:table-cell>
          <table:table-cell office:value-type="float" office:value="330.81" calcext:value-type="float">
            <text:p>330.81</text:p>
          </table:table-cell>
          <table:table-cell table:formula="of:=AVERAGE([.B31:.F31])" office:value-type="float" office:value="330.696" calcext:value-type="float">
            <text:p>330.696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ime2" table:style-name="ta1">
        <table:table-column table:style-name="co1" table:number-columns-repeated="4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ime 2</text:p>
          </table:table-cell>
          <table:table-cell table:number-columns-repeated="2"/>
          <table:table-cell office:value-type="string" calcext:value-type="string">
            <text:p>https://www.socscistatistics.com/tests/regression/default.asp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hz delta per 10 steps</text:p>
          </table:table-cell>
          <table:table-cell/>
          <table:table-cell table:style-name="ce11" office:value-type="string" calcext:value-type="string">
            <text:p>RESULT</text:p>
          </table:table-cell>
          <table:table-cell table:style-name="ce7" office:value-type="string" calcext:value-type="string" table:number-columns-spanned="4" table:number-rows-spanned="1">
            <text:p>y=0.00155x2+1.19004x−220.65 </text:p>
          </table:table-cell>
          <table:covered-table-cell table:style-name="ce7"/>
          <table:covered-table-cell table:number-columns-repeated="2" table:style-name="ce11"/>
        </table:table-row>
        <table:table-row table:style-name="ro1">
          <table:table-cell office:value-type="string" calcext:value-type="string">
            <text:p>1/8 microstep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float" office:value="161.24" calcext:value-type="float">
            <text:p>161.24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1.05" calcext:value-type="float">
            <text:p>161.05</text:p>
          </table:table-cell>
          <table:table-cell office:value-type="float" office:value="161.87" calcext:value-type="float">
            <text:p>161.87</text:p>
          </table:table-cell>
          <table:table-cell table:style-name="ce8" table:formula="of:=AVERAGE([.A7:.D7])" office:value-type="float" office:value="161.4625" calcext:value-type="float">
            <text:p>161.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6.23" calcext:value-type="float">
            <text:p>166.23</text:p>
          </table:table-cell>
          <table:table-cell office:value-type="float" office:value="166.21" calcext:value-type="float">
            <text:p>166.21</text:p>
          </table:table-cell>
          <table:table-cell office:value-type="float" office:value="166.18" calcext:value-type="float">
            <text:p>166.18</text:p>
          </table:table-cell>
          <table:table-cell office:value-type="float" office:value="166.46" calcext:value-type="float">
            <text:p>166.46</text:p>
          </table:table-cell>
          <table:table-cell table:style-name="ce8" table:formula="of:=AVERAGE([.A8:.D8])" office:value-type="float" office:value="166.27" calcext:value-type="float">
            <text:p>166.2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1.03" calcext:value-type="float">
            <text:p>171.03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71.43" calcext:value-type="float">
            <text:p>171.43</text:p>
          </table:table-cell>
          <table:table-cell table:style-name="ce8" table:formula="of:=AVERAGE([.A9:.D9])" office:value-type="float" office:value="171.3175" calcext:value-type="float">
            <text:p>171.3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5.54" calcext:value-type="float">
            <text:p>175.54</text:p>
          </table:table-cell>
          <table:table-cell office:value-type="float" office:value="177.18" calcext:value-type="float">
            <text:p>177.18</text:p>
          </table:table-cell>
          <table:table-cell office:value-type="float" office:value="172.55" calcext:value-type="float">
            <text:p>172.55</text:p>
          </table:table-cell>
          <table:table-cell office:value-type="float" office:value="178.22" calcext:value-type="float">
            <text:p>178.22</text:p>
          </table:table-cell>
          <table:table-cell table:style-name="ce8" table:formula="of:=AVERAGE([.A10:.D10])" office:value-type="float" office:value="175.8725" calcext:value-type="float">
            <text:p>175.8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81.52" calcext:value-type="float">
            <text:p>181.52</text:p>
          </table:table-cell>
          <table:table-cell office:value-type="float" office:value="183.28" calcext:value-type="float">
            <text:p>183.28</text:p>
          </table:table-cell>
          <table:table-cell office:value-type="float" office:value="182.81" calcext:value-type="float">
            <text:p>182.81</text:p>
          </table:table-cell>
          <table:table-cell office:value-type="float" office:value="183.07" calcext:value-type="float">
            <text:p>183.07</text:p>
          </table:table-cell>
          <table:table-cell table:style-name="ce8" table:formula="of:=AVERAGE([.A11:.D11])" office:value-type="float" office:value="182.67" calcext:value-type="float">
            <text:p>182.6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89.66" calcext:value-type="float">
            <text:p>189.66</text:p>
          </table:table-cell>
          <table:table-cell office:value-type="float" office:value="198.88" calcext:value-type="float">
            <text:p>198.88</text:p>
          </table:table-cell>
          <table:table-cell office:value-type="float" office:value="188.2" calcext:value-type="float">
            <text:p>188.2</text:p>
          </table:table-cell>
          <table:table-cell office:value-type="float" office:value="191.71" calcext:value-type="float">
            <text:p>191.71</text:p>
          </table:table-cell>
          <table:table-cell table:style-name="ce8" table:formula="of:=AVERAGE([.A12:.D12])" office:value-type="float" office:value="192.1125" calcext:value-type="float">
            <text:p>192.1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93.79" calcext:value-type="float">
            <text:p>193.79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.56" calcext:value-type="float">
            <text:p>193.56</text:p>
          </table:table-cell>
          <table:table-cell table:style-name="ce8" table:formula="of:=AVERAGE([.A13:.D13])" office:value-type="float" office:value="193.975" calcext:value-type="float">
            <text:p>193.9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98.51" calcext:value-type="float">
            <text:p>198.51</text:p>
          </table:table-cell>
          <table:table-cell office:value-type="float" office:value="199.64" calcext:value-type="float">
            <text:p>199.64</text:p>
          </table:table-cell>
          <table:table-cell office:value-type="float" office:value="200.62" calcext:value-type="float">
            <text:p>200.62</text:p>
          </table:table-cell>
          <table:table-cell office:value-type="float" office:value="215.46" calcext:value-type="float">
            <text:p>215.46</text:p>
          </table:table-cell>
          <table:table-cell table:style-name="ce8" table:formula="of:=AVERAGE([.A14:.D14])" office:value-type="float" office:value="203.5575" calcext:value-type="float">
            <text:p>203.5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5.14" calcext:value-type="float">
            <text:p>205.14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5.36" calcext:value-type="float">
            <text:p>205.36</text:p>
          </table:table-cell>
          <table:table-cell office:value-type="float" office:value="204.31" calcext:value-type="float">
            <text:p>204.31</text:p>
          </table:table-cell>
          <table:table-cell table:style-name="ce8" table:formula="of:=AVERAGE([.A15:.D15])" office:value-type="float" office:value="204.985" calcext:value-type="float">
            <text:p>204.9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9.71" calcext:value-type="float">
            <text:p>209.71</text:p>
          </table:table-cell>
          <table:table-cell office:value-type="float" office:value="210.1" calcext:value-type="float">
            <text:p>210.1</text:p>
          </table:table-cell>
          <table:table-cell office:value-type="float" office:value="203.96" calcext:value-type="float">
            <text:p>203.96</text:p>
          </table:table-cell>
          <table:table-cell office:value-type="float" office:value="209.65" calcext:value-type="float">
            <text:p>209.65</text:p>
          </table:table-cell>
          <table:table-cell table:style-name="ce8" table:formula="of:=AVERAGE([.A16:.D16])" office:value-type="float" office:value="208.355" calcext:value-type="float">
            <text:p>208.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14.17" calcext:value-type="float">
            <text:p>214.17</text:p>
          </table:table-cell>
          <table:table-cell office:value-type="float" office:value="215.64" calcext:value-type="float">
            <text:p>215.64</text:p>
          </table:table-cell>
          <table:table-cell office:value-type="float" office:value="214.98" calcext:value-type="float">
            <text:p>214.98</text:p>
          </table:table-cell>
          <table:table-cell table:style-name="ce8" table:formula="of:=AVERAGE([.A17:.D17])" office:value-type="float" office:value="215.3225" calcext:value-type="float">
            <text:p>215.3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21.17" calcext:value-type="float">
            <text:p>221.17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4.16" calcext:value-type="float">
            <text:p>224.16</text:p>
          </table:table-cell>
          <table:table-cell office:value-type="float" office:value="221.01" calcext:value-type="float">
            <text:p>221.01</text:p>
          </table:table-cell>
          <table:table-cell table:style-name="ce8" table:formula="of:=AVERAGE([.A18:.D18])" office:value-type="float" office:value="222" calcext:value-type="float">
            <text:p>222.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26.9" calcext:value-type="float">
            <text:p>226.9</text:p>
          </table:table-cell>
          <table:table-cell office:value-type="float" office:value="227.56" calcext:value-type="float">
            <text:p>227.56</text:p>
          </table:table-cell>
          <table:table-cell office:value-type="float" office:value="238.76" calcext:value-type="float">
            <text:p>238.76</text:p>
          </table:table-cell>
          <table:table-cell office:value-type="float" office:value="226.23" calcext:value-type="float">
            <text:p>226.23</text:p>
          </table:table-cell>
          <table:table-cell table:style-name="ce8" table:formula="of:=AVERAGE([.A19:.D19])" office:value-type="float" office:value="229.8625" calcext:value-type="float">
            <text:p>229.86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31.54" calcext:value-type="float">
            <text:p>231.54</text:p>
          </table:table-cell>
          <table:table-cell office:value-type="float" office:value="231.86" calcext:value-type="float">
            <text:p>231.86</text:p>
          </table:table-cell>
          <table:table-cell office:value-type="float" office:value="232.16" calcext:value-type="float">
            <text:p>232.16</text:p>
          </table:table-cell>
          <table:table-cell office:value-type="float" office:value="231.57" calcext:value-type="float">
            <text:p>231.57</text:p>
          </table:table-cell>
          <table:table-cell table:style-name="ce8" table:formula="of:=AVERAGE([.A20:.D20])" office:value-type="float" office:value="231.7825" calcext:value-type="float">
            <text:p>231.7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37.1" calcext:value-type="float">
            <text:p>237.1</text:p>
          </table:table-cell>
          <table:table-cell office:value-type="float" office:value="236.99" calcext:value-type="float">
            <text:p>236.99</text:p>
          </table:table-cell>
          <table:table-cell office:value-type="float" office:value="238.23" calcext:value-type="float">
            <text:p>238.23</text:p>
          </table:table-cell>
          <table:table-cell office:value-type="float" office:value="236.91" calcext:value-type="float">
            <text:p>236.91</text:p>
          </table:table-cell>
          <table:table-cell table:style-name="ce8" table:formula="of:=AVERAGE([.A21:.D21])" office:value-type="float" office:value="237.3075" calcext:value-type="float">
            <text:p>237.3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42.22" calcext:value-type="float">
            <text:p>242.22</text:p>
          </table:table-cell>
          <table:table-cell office:value-type="float" office:value="242.91" calcext:value-type="float">
            <text:p>242.91</text:p>
          </table:table-cell>
          <table:table-cell office:value-type="float" office:value="244.23" calcext:value-type="float">
            <text:p>244.23</text:p>
          </table:table-cell>
          <table:table-cell office:value-type="float" office:value="242.05" calcext:value-type="float">
            <text:p>242.05</text:p>
          </table:table-cell>
          <table:table-cell table:style-name="ce8" table:formula="of:=AVERAGE([.A22:.D22])" office:value-type="float" office:value="242.8525" calcext:value-type="float">
            <text:p>242.8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46.53" calcext:value-type="float">
            <text:p>246.53</text:p>
          </table:table-cell>
          <table:table-cell office:value-type="float" office:value="247.68" calcext:value-type="float">
            <text:p>247.68</text:p>
          </table:table-cell>
          <table:table-cell office:value-type="float" office:value="248.57" calcext:value-type="float">
            <text:p>248.57</text:p>
          </table:table-cell>
          <table:table-cell office:value-type="float" office:value="247.42" calcext:value-type="float">
            <text:p>247.42</text:p>
          </table:table-cell>
          <table:table-cell table:style-name="ce8" table:formula="of:=AVERAGE([.A23:.D23])" office:value-type="float" office:value="247.55" calcext:value-type="float">
            <text:p>247.5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53.02" calcext:value-type="float">
            <text:p>253.02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3.37" calcext:value-type="float">
            <text:p>253.37</text:p>
          </table:table-cell>
          <table:table-cell office:value-type="float" office:value="251.48" calcext:value-type="float">
            <text:p>251.48</text:p>
          </table:table-cell>
          <table:table-cell table:style-name="ce8" table:formula="of:=AVERAGE([.A24:.D24])" office:value-type="float" office:value="252.6825" calcext:value-type="float">
            <text:p>252.6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58.87" calcext:value-type="float">
            <text:p>258.87</text:p>
          </table:table-cell>
          <table:table-cell office:value-type="float" office:value="257.64" calcext:value-type="float">
            <text:p>257.64</text:p>
          </table:table-cell>
          <table:table-cell office:value-type="float" office:value="258.1" calcext:value-type="float">
            <text:p>258.1</text:p>
          </table:table-cell>
          <table:table-cell office:value-type="float" office:value="258.7" calcext:value-type="float">
            <text:p>258.7</text:p>
          </table:table-cell>
          <table:table-cell table:style-name="ce8" table:formula="of:=AVERAGE([.A25:.D25])" office:value-type="float" office:value="258.3275" calcext:value-type="float">
            <text:p>258.33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62.68" calcext:value-type="float">
            <text:p>262.68</text:p>
          </table:table-cell>
          <table:table-cell office:value-type="float" office:value="263.77" calcext:value-type="float">
            <text:p>263.77</text:p>
          </table:table-cell>
          <table:table-cell office:value-type="float" office:value="262.65" calcext:value-type="float">
            <text:p>262.65</text:p>
          </table:table-cell>
          <table:table-cell office:value-type="float" office:value="263.12" calcext:value-type="float">
            <text:p>263.12</text:p>
          </table:table-cell>
          <table:table-cell table:style-name="ce8" table:formula="of:=AVERAGE([.A26:.D26])" office:value-type="float" office:value="263.055" calcext:value-type="float">
            <text:p>263.0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3:37:30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2-01-09T15:21:50.840000000</dc:date>
    <meta:editing-duration>P10DT21H24M25S</meta:editing-duration>
    <meta:editing-cycles>53</meta:editing-cycles>
    <meta:document-statistic meta:table-count="3" meta:cell-count="75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46cm" style:legend-expansion="high" chart:style-name="ch2"/>
        <chart:plot-area chart:style-name="ch3" table:cell-range-address="Chime0.G6:Chime0.H62" svg:x="0.287cm" svg:y="0.214cm" svg:width="13.016cm" svg:height="8.639cm">
          <chart:coordinate-region svg:x="1.11cm" svg:y="0.416cm" svg:width="12.193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ime0.G6:Chime0.G62" chart:class="chart:line">
            <chart:data-point chart:repeated="57"/>
          </chart:series>
          <chart:series chart:style-name="ch7" chart:values-cell-range-address="Chime0.H6:Chime0.H62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4.384">
                <text:p>274.384</text:p>
                <draw:g>
                  <svg:desc>Chime0.G6:Chime0.G62</svg:desc>
                </draw:g>
              </table:table-cell>
              <table:table-cell office:value-type="float" office:value="10">
                <text:p>10</text:p>
                <draw:g>
                  <svg:desc>Chime0.H6:Chime0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.14">
                <text:p>278.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088">
                <text:p>282.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968">
                <text:p>285.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394">
                <text:p>289.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522">
                <text:p>292.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838">
                <text:p>295.8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476">
                <text:p>299.4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902">
                <text:p>302.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234">
                <text:p>306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662">
                <text:p>309.6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.96">
                <text:p>312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236">
                <text:p>316.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564">
                <text:p>319.5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.834">
                <text:p>322.8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18">
                <text:p>326.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436">
                <text:p>329.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.672">
                <text:p>332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.946">
                <text:p>335.9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.998">
                <text:p>338.9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116">
                <text:p>342.1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5.21">
                <text:p>345.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.064">
                <text:p>348.0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.162">
                <text:p>351.1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706">
                <text:p>354.7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.4">
                <text:p>357.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.208">
                <text:p>361.2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.716">
                <text:p>364.7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.958">
                <text:p>366.9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526">
                <text:p>369.5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.134">
                <text:p>372.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.91">
                <text:p>374.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.654">
                <text:p>377.6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.492">
                <text:p>380.4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472">
                <text:p>383.4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6.298">
                <text:p>386.29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.122">
                <text:p>389.12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.042">
                <text:p>392.0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.784">
                <text:p>394.78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.59">
                <text:p>397.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328">
                <text:p>400.3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.014">
                <text:p>403.01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784">
                <text:p>405.78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.418">
                <text:p>408.4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.02">
                <text:p>411.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3.55">
                <text:p>413.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5.998">
                <text:p>415.9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8.69">
                <text:p>418.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1.472">
                <text:p>421.47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.238">
                <text:p>425.2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.16">
                <text:p>427.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.206">
                <text:p>429.20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1.528">
                <text:p>431.5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.86">
                <text:p>433.8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.176">
                <text:p>436.1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.566">
                <text:p>438.5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">
                <text:p>441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